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88.38mm" fo:margin-top="0mm" fo:margin-bottom="0mm" table:align="center" style:writing-mode="lr-tb"/>
    </style:style>
    <style:style style:name="Таблица1.A" style:family="table-column">
      <style:table-column-properties style:column-width="89.15mm"/>
    </style:style>
    <style:style style:name="Таблица1.B" style:family="table-column">
      <style:table-column-properties style:column-width="99.24m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background-color="transparent" fo:padding="1.76mm" fo:border="none">
        <style:background-image/>
      </style:table-cell-properties>
    </style:style>
    <style:style style:name="Таблица1.B3" style:family="table-cell">
      <style:table-cell-properties fo:padding-left="1.91mm" fo:padding-right="1.91mm" fo:padding-top="0mm" fo:padding-bottom="0mm" fo:border="none"/>
    </style:style>
    <style:style style:name="Таблица1.B4" style:family="table-cell">
      <style:table-cell-properties fo:padding-left="1.91mm" fo:padding-right="1.91mm" fo:padding-top="0mm" fo:padding-bottom="0mm" fo:border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paragraph-properties fo:orphans="0" fo:widows="0"/>
      <style:text-properties fo:language="ru" fo:country="RU" officeooo:paragraph-rsid="002102f3"/>
    </style:style>
    <style:style style:name="P4" style:family="paragraph" style:parent-style-name="Standard">
      <style:paragraph-properties fo:margin-left="0mm" fo:margin-right="0mm" fo:text-align="center" style:justify-single-word="false" fo:text-indent="0mm" style:auto-text-indent="false"/>
      <style:text-properties fo:language="ru" fo:country="RU" officeooo:paragraph-rsid="002102f3"/>
    </style:style>
    <style:style style:name="P5" style:family="paragraph" style:parent-style-name="Standard">
      <style:paragraph-properties fo:margin-left="0mm" fo:margin-right="0mm" fo:text-align="start" style:justify-single-word="false" fo:text-indent="0mm" style:auto-text-indent="false"/>
      <style:text-properties fo:language="ru" fo:country="RU" officeooo:paragraph-rsid="002102f3"/>
    </style:style>
    <style:style style:name="P6" style:family="paragraph" style:parent-style-name="Standard">
      <loext:graphic-properties draw:fill="none"/>
      <style:paragraph-properties fo:margin-left="11.5mm" fo:margin-right="0mm" fo:text-align="start" style:justify-single-word="false" fo:orphans="0" fo:widows="0" fo:text-indent="0mm" style:auto-text-indent="false" fo:background-color="transparent"/>
      <style:text-properties fo:language="ru" fo:country="RU" officeooo:paragraph-rsid="002102f3"/>
    </style:style>
    <style:style style:name="P7" style:family="paragraph" style:parent-style-name="Standard">
      <loext:graphic-properties draw:fill="none"/>
      <style:paragraph-properties fo:margin-left="11.5mm" fo:margin-right="0mm" fo:text-align="start" style:justify-single-word="false" fo:orphans="0" fo:widows="0" fo:text-indent="0mm" style:auto-text-indent="false" fo:background-color="transparent"/>
      <style:text-properties fo:language="ru" fo:country="RU" officeooo:paragraph-rsid="00226d49"/>
    </style:style>
    <style:style style:name="P8" style:family="paragraph" style:parent-style-name="Standard">
      <style:paragraph-properties fo:margin-left="0mm" fo:margin-right="0mm" fo:text-align="center" style:justify-single-word="false" fo:text-indent="0mm" style:auto-text-indent="false"/>
      <style:text-properties fo:language="ru" fo:country="RU" fo:font-weight="bold" officeooo:paragraph-rsid="002102f3" style:font-weight-asian="bold" style:font-weight-complex="bold"/>
    </style:style>
    <style:style style:name="P9" style:family="paragraph" style:parent-style-name="Standard">
      <loext:graphic-properties draw:fill="none" draw:fill-gradient-name="gradient" draw:fill-hatch-name="hatch"/>
      <style:paragraph-properties fo:margin-left="11.5mm" fo:margin-right="0mm" fo:margin-top="10mm" fo:margin-bottom="0mm" style:contextual-spacing="false" fo:text-align="start" style:justify-single-word="false" fo:orphans="0" fo:widows="0" fo:text-indent="0mm" style:auto-text-indent="false" fo:background-color="transparent" fo:padding="0mm" fo:border="none" style:shadow="none" style:join-border="false"/>
      <style:text-properties fo:language="ru" fo:country="RU" fo:font-weight="bold" officeooo:paragraph-rsid="002102f3" style:font-weight-asian="bold" style:font-weight-complex="bold"/>
    </style:style>
    <style:style style:name="P10" style:family="paragraph" style:parent-style-name="Standard">
      <style:text-properties officeooo:rsid="002448ef" officeooo:paragraph-rsid="002102f3"/>
    </style:style>
    <style:style style:name="P11" style:family="paragraph" style:parent-style-name="Text_20_body">
      <style:text-properties officeooo:rsid="002448ef" officeooo:paragraph-rsid="002448ef"/>
    </style:style>
    <style:style style:name="P12" style:family="paragraph" style:parent-style-name="Standard">
      <style:paragraph-properties fo:margin-left="0mm" fo:margin-right="0mm" fo:text-align="center" style:justify-single-word="false" fo:text-indent="0mm" style:auto-text-indent="false"/>
      <style:text-properties fo:text-transform="uppercase" fo:language="ru" fo:country="RU" fo:font-weight="bold" officeooo:rsid="002102f3" officeooo:paragraph-rsid="002102f3" style:font-name-asian="Calibri" style:font-weight-asian="bold" style:font-weight-complex="bold"/>
    </style:style>
    <style:style style:name="P13" style:family="paragraph" style:parent-style-name="Standard">
      <loext:graphic-properties draw:fill="none"/>
      <style:paragraph-properties fo:margin-left="11.5mm" fo:margin-right="0mm" fo:text-align="start" style:justify-single-word="false" fo:orphans="0" fo:widows="0" fo:text-indent="0mm" style:auto-text-indent="false" fo:background-color="transparent"/>
      <style:text-properties fo:font-size="8pt" fo:language="ru" fo:country="RU" officeooo:paragraph-rsid="002102f3" style:font-size-asian="8pt" style:font-size-complex="8pt"/>
    </style:style>
    <style:style style:name="P14" style:family="paragraph" style:parent-style-name="Standard">
      <loext:graphic-properties draw:fill="none"/>
      <style:paragraph-properties fo:margin-left="11.5mm" fo:margin-right="0mm" fo:text-align="start" style:justify-single-word="false" fo:orphans="0" fo:widows="0" fo:text-indent="0mm" style:auto-text-indent="false" fo:background-color="transparent"/>
      <style:text-properties fo:font-size="10pt" fo:language="ru" fo:country="RU" officeooo:paragraph-rsid="002102f3" style:font-size-asian="10pt" style:font-size-complex="10pt"/>
    </style:style>
    <style:style style:name="P15" style:family="paragraph" style:parent-style-name="Text_20_body">
      <style:text-properties officeooo:rsid="00277842" officeooo:paragraph-rsid="00277842"/>
    </style:style>
    <style:style style:name="P16" style:family="paragraph" style:parent-style-name="Text_20_body">
      <style:text-properties officeooo:rsid="00284006" officeooo:paragraph-rsid="00284006"/>
    </style:style>
    <style:style style:name="P17" style:family="paragraph" style:parent-style-name="Text_20_body">
      <style:text-properties officeooo:rsid="00290b82" officeooo:paragraph-rsid="00290b82"/>
    </style:style>
    <style:style style:name="P18" style:family="paragraph" style:parent-style-name="Text_20_body">
      <style:text-properties style:text-underline-style="solid" style:text-underline-width="auto" style:text-underline-color="font-color" fo:font-weight="bold" officeooo:rsid="00290b82" officeooo:paragraph-rsid="00290b82" style:font-weight-asian="bold" style:font-weight-complex="bold"/>
    </style:style>
    <style:style style:name="P19" style:family="paragraph" style:parent-style-name="Text_20_body">
      <style:text-properties style:text-underline-style="solid" style:text-underline-width="auto" style:text-underline-color="font-color" fo:font-weight="bold" officeooo:rsid="002b0304" officeooo:paragraph-rsid="002b0304" style:font-weight-asian="bold" style:font-weight-complex="bold"/>
    </style:style>
    <style:style style:name="P20" style:family="paragraph" style:parent-style-name="Text_20_body">
      <style:text-properties style:text-underline-style="solid" style:text-underline-width="auto" style:text-underline-color="font-color" fo:font-weight="bold" officeooo:rsid="002b0304" officeooo:paragraph-rsid="002b2e7c" style:font-weight-asian="bold" style:font-weight-complex="bold"/>
    </style:style>
    <style:style style:name="P21" style:family="paragraph" style:parent-style-name="Text_20_body">
      <style:text-properties style:text-underline-style="solid" style:text-underline-width="auto" style:text-underline-color="font-color" officeooo:rsid="002ca3d3" officeooo:paragraph-rsid="002ca3d3"/>
    </style:style>
    <style:style style:name="P22" style:family="paragraph" style:parent-style-name="Text_20_body">
      <style:text-properties style:text-underline-style="solid" style:text-underline-width="auto" style:text-underline-color="font-color" officeooo:rsid="004fa874" officeooo:paragraph-rsid="004fa874"/>
    </style:style>
    <style:style style:name="P23" style:family="paragraph" style:parent-style-name="Text_20_body">
      <style:text-properties officeooo:rsid="002b0304" officeooo:paragraph-rsid="002b0304"/>
    </style:style>
    <style:style style:name="P24" style:family="paragraph" style:parent-style-name="Text_20_body">
      <style:text-properties fo:font-weight="bold" officeooo:rsid="0036df63" officeooo:paragraph-rsid="0036df63" style:font-weight-asian="bold" style:font-weight-complex="bold"/>
    </style:style>
    <style:style style:name="P25" style:family="paragraph" style:parent-style-name="Text_20_body">
      <style:text-properties fo:font-weight="bold" officeooo:rsid="003bd2a0" officeooo:paragraph-rsid="003bd2a0" style:font-weight-asian="bold" style:font-weight-complex="bold"/>
    </style:style>
    <style:style style:name="P26" style:family="paragraph" style:parent-style-name="Text_20_body">
      <style:text-properties fo:font-weight="bold" officeooo:rsid="0049d6b7" officeooo:paragraph-rsid="0049d6b7" style:font-weight-asian="bold" style:font-weight-complex="bold"/>
    </style:style>
    <style:style style:name="P27" style:family="paragraph" style:parent-style-name="Text_20_body">
      <style:text-properties fo:font-weight="bold" officeooo:rsid="004fa874" officeooo:paragraph-rsid="004fa874" style:font-weight-asian="bold" style:font-weight-complex="bold"/>
    </style:style>
    <style:style style:name="P28" style:family="paragraph" style:parent-style-name="Text_20_body">
      <style:text-properties fo:font-weight="bold" officeooo:rsid="00501260" officeooo:paragraph-rsid="00501260" style:font-weight-asian="bold" style:font-weight-complex="bold"/>
    </style:style>
    <style:style style:name="P29" style:family="paragraph" style:parent-style-name="Text_20_body">
      <style:text-properties fo:font-weight="bold" officeooo:rsid="00508935" officeooo:paragraph-rsid="00508935" style:font-weight-asian="bold" style:font-weight-complex="bold"/>
    </style:style>
    <style:style style:name="P30" style:family="paragraph" style:parent-style-name="Text_20_body">
      <style:text-properties fo:font-weight="bold" officeooo:rsid="00569583" officeooo:paragraph-rsid="00569583" style:font-weight-asian="bold" style:font-weight-complex="bold"/>
    </style:style>
    <style:style style:name="P31" style:family="paragraph" style:parent-style-name="Text_20_body">
      <style:text-properties fo:font-weight="bold" officeooo:rsid="0059bf61" officeooo:paragraph-rsid="0059bf61" style:font-weight-asian="bold" style:font-weight-complex="bold"/>
    </style:style>
    <style:style style:name="P32" style:family="paragraph" style:parent-style-name="Text_20_body">
      <style:text-properties fo:font-weight="bold" officeooo:rsid="005fd4b0" officeooo:paragraph-rsid="005fd4b0" style:font-weight-asian="bold" style:font-weight-complex="bold"/>
    </style:style>
    <style:style style:name="P33" style:family="paragraph" style:parent-style-name="Text_20_body">
      <style:text-properties fo:font-weight="bold" officeooo:rsid="0044ca99" officeooo:paragraph-rsid="0044ca99" style:font-weight-asian="bold" style:font-weight-complex="bold"/>
    </style:style>
    <style:style style:name="P34" style:family="paragraph" style:parent-style-name="Text_20_body">
      <style:text-properties fo:font-weight="bold" officeooo:rsid="006edab9" officeooo:paragraph-rsid="006edab9" style:font-weight-asian="bold" style:font-weight-complex="bold"/>
    </style:style>
    <style:style style:name="P35" style:family="paragraph" style:parent-style-name="Text_20_body">
      <style:text-properties officeooo:rsid="0026fa59" officeooo:paragraph-rsid="002ca3d3"/>
    </style:style>
    <style:style style:name="P36" style:family="paragraph" style:parent-style-name="Text_20_body">
      <style:text-properties officeooo:rsid="002f066d" officeooo:paragraph-rsid="002f066d"/>
    </style:style>
    <style:style style:name="P37" style:family="paragraph" style:parent-style-name="Text_20_body">
      <style:text-properties officeooo:rsid="002f066d" officeooo:paragraph-rsid="002ff033"/>
    </style:style>
    <style:style style:name="P38" style:family="paragraph" style:parent-style-name="Text_20_body">
      <style:text-properties officeooo:rsid="00319621" officeooo:paragraph-rsid="0036df63"/>
    </style:style>
    <style:style style:name="P39" style:family="paragraph" style:parent-style-name="Text_20_body">
      <style:text-properties style:text-underline-style="none" fo:font-weight="bold" officeooo:rsid="00319621" officeooo:paragraph-rsid="00319621" style:font-weight-asian="bold" style:font-weight-complex="bold"/>
    </style:style>
    <style:style style:name="P40" style:family="paragraph" style:parent-style-name="Text_20_body">
      <style:text-properties style:text-underline-style="none" fo:font-weight="bold" officeooo:rsid="003359b5" officeooo:paragraph-rsid="003359b5" style:font-weight-asian="bold" style:font-weight-complex="bold"/>
    </style:style>
    <style:style style:name="P41" style:family="paragraph" style:parent-style-name="Text_20_body">
      <style:text-properties style:text-underline-style="none" officeooo:rsid="0036df63" officeooo:paragraph-rsid="0036df63"/>
    </style:style>
    <style:style style:name="P42" style:family="paragraph" style:parent-style-name="Text_20_body">
      <style:text-properties style:text-underline-style="none" officeooo:rsid="00521051" officeooo:paragraph-rsid="00521051"/>
    </style:style>
    <style:style style:name="P43" style:family="paragraph" style:parent-style-name="Text_20_body">
      <style:text-properties style:text-underline-style="none" officeooo:rsid="0066625f" officeooo:paragraph-rsid="0066625f"/>
    </style:style>
    <style:style style:name="P44" style:family="paragraph" style:parent-style-name="Text_20_body">
      <style:text-properties officeooo:paragraph-rsid="00358aef"/>
    </style:style>
    <style:style style:name="P45" style:family="paragraph" style:parent-style-name="Text_20_body">
      <style:text-properties officeooo:rsid="0036df63" officeooo:paragraph-rsid="0039ee97"/>
    </style:style>
    <style:style style:name="P46" style:family="paragraph" style:parent-style-name="Text_20_body">
      <style:text-properties officeooo:rsid="003899a1" officeooo:paragraph-rsid="003899a1"/>
    </style:style>
    <style:style style:name="P47" style:family="paragraph" style:parent-style-name="Text_20_body">
      <style:text-properties officeooo:rsid="0039ee97" officeooo:paragraph-rsid="0039ee97"/>
    </style:style>
    <style:style style:name="P48" style:family="paragraph" style:parent-style-name="Text_20_body">
      <style:text-properties officeooo:rsid="003bb619" officeooo:paragraph-rsid="003bb619"/>
    </style:style>
    <style:style style:name="P49" style:family="paragraph" style:parent-style-name="Text_20_body">
      <style:text-properties officeooo:rsid="003da6ab" officeooo:paragraph-rsid="003da6ab"/>
    </style:style>
    <style:style style:name="P50" style:family="paragraph" style:parent-style-name="Text_20_body">
      <style:text-properties officeooo:rsid="003eb1e0" officeooo:paragraph-rsid="003eb1e0"/>
    </style:style>
    <style:style style:name="P51" style:family="paragraph" style:parent-style-name="Text_20_body">
      <style:text-properties officeooo:rsid="003ff142" officeooo:paragraph-rsid="003ff142"/>
    </style:style>
    <style:style style:name="P52" style:family="paragraph" style:parent-style-name="Text_20_body">
      <style:text-properties officeooo:rsid="0044ca99" officeooo:paragraph-rsid="0044ca99"/>
    </style:style>
    <style:style style:name="P53" style:family="paragraph" style:parent-style-name="Text_20_body">
      <style:text-properties officeooo:rsid="0044ca99" officeooo:paragraph-rsid="005ddbe0"/>
    </style:style>
    <style:style style:name="P54" style:family="paragraph" style:parent-style-name="Text_20_body">
      <style:text-properties officeooo:rsid="00469dfa" officeooo:paragraph-rsid="00469dfa"/>
    </style:style>
    <style:style style:name="P55" style:family="paragraph" style:parent-style-name="Text_20_body">
      <style:text-properties officeooo:rsid="00475d51" officeooo:paragraph-rsid="00475d51"/>
    </style:style>
    <style:style style:name="P56" style:family="paragraph" style:parent-style-name="Text_20_body">
      <style:text-properties officeooo:paragraph-rsid="00489304"/>
    </style:style>
    <style:style style:name="P57" style:family="paragraph" style:parent-style-name="Text_20_body">
      <style:text-properties officeooo:rsid="0049d6b7" officeooo:paragraph-rsid="0049d6b7"/>
    </style:style>
    <style:style style:name="P58" style:family="paragraph" style:parent-style-name="Text_20_body">
      <style:paragraph-properties fo:margin-left="0mm" fo:margin-right="0mm" fo:text-indent="0mm" style:auto-text-indent="false"/>
      <style:text-properties officeooo:rsid="004bbc54" officeooo:paragraph-rsid="004bbc54"/>
    </style:style>
    <style:style style:name="P59" style:family="paragraph" style:parent-style-name="Text_20_body">
      <style:text-properties officeooo:rsid="004e52d4" officeooo:paragraph-rsid="004e52d4"/>
    </style:style>
    <style:style style:name="P60" style:family="paragraph" style:parent-style-name="Text_20_body">
      <style:text-properties officeooo:rsid="00501260" officeooo:paragraph-rsid="00501260"/>
    </style:style>
    <style:style style:name="P61" style:family="paragraph" style:parent-style-name="Text_20_body">
      <style:text-properties officeooo:paragraph-rsid="00508935"/>
    </style:style>
    <style:style style:name="P62" style:family="paragraph" style:parent-style-name="Text_20_body">
      <style:text-properties officeooo:rsid="00521051" officeooo:paragraph-rsid="00521051"/>
    </style:style>
    <style:style style:name="P63" style:family="paragraph" style:parent-style-name="Text_20_body">
      <style:text-properties officeooo:rsid="003f3e49" officeooo:paragraph-rsid="00558495"/>
    </style:style>
    <style:style style:name="P64" style:family="paragraph" style:parent-style-name="Text_20_body">
      <style:text-properties officeooo:rsid="00558495" officeooo:paragraph-rsid="00558495"/>
    </style:style>
    <style:style style:name="P65" style:family="paragraph" style:parent-style-name="Text_20_body">
      <style:text-properties officeooo:rsid="0057c716" officeooo:paragraph-rsid="0057c716"/>
    </style:style>
    <style:style style:name="P66" style:family="paragraph" style:parent-style-name="Text_20_body">
      <style:text-properties officeooo:rsid="0058d593" officeooo:paragraph-rsid="0058d593"/>
    </style:style>
    <style:style style:name="P67" style:family="paragraph" style:parent-style-name="Text_20_body">
      <style:text-properties officeooo:rsid="005997c6" officeooo:paragraph-rsid="0059bf61"/>
    </style:style>
    <style:style style:name="P68" style:family="paragraph" style:parent-style-name="Text_20_body">
      <style:text-properties officeooo:rsid="005fb5ae" officeooo:paragraph-rsid="005fd4b0"/>
    </style:style>
    <style:style style:name="P69" style:family="paragraph" style:parent-style-name="Text_20_body">
      <style:text-properties officeooo:rsid="00616fbc" officeooo:paragraph-rsid="00616fbc"/>
    </style:style>
    <style:style style:name="P70" style:family="paragraph" style:parent-style-name="Text_20_body">
      <style:text-properties officeooo:rsid="006653e6" officeooo:paragraph-rsid="006653e6"/>
    </style:style>
    <style:style style:name="P71" style:family="paragraph" style:parent-style-name="Text_20_body">
      <style:text-properties officeooo:rsid="006653e6" officeooo:paragraph-rsid="0066625f"/>
    </style:style>
    <style:style style:name="P72" style:family="paragraph" style:parent-style-name="Text_20_body">
      <style:text-properties officeooo:rsid="0066625f" officeooo:paragraph-rsid="0066625f"/>
    </style:style>
    <style:style style:name="P73" style:family="paragraph" style:parent-style-name="Text_20_body">
      <style:text-properties officeooo:rsid="0066625f" officeooo:paragraph-rsid="00678588"/>
    </style:style>
    <style:style style:name="P74" style:family="paragraph" style:parent-style-name="Text_20_body">
      <style:text-properties officeooo:rsid="006edab9" officeooo:paragraph-rsid="006edab9"/>
    </style:style>
    <style:style style:name="P75" style:family="paragraph" style:parent-style-name="Text_20_body">
      <style:text-properties fo:font-size="14pt" style:text-underline-style="none" fo:font-weight="normal" officeooo:rsid="006d4c46" officeooo:paragraph-rsid="006d4c46" style:font-weight-asian="normal" style:font-weight-complex="normal"/>
    </style:style>
    <style:style style:name="P76" style:family="paragraph" style:parent-style-name="Text_20_body">
      <style:text-properties fo:font-size="14pt" style:text-underline-style="none" fo:font-weight="normal" officeooo:rsid="006edab9" officeooo:paragraph-rsid="006edab9" style:font-weight-asian="normal" style:font-weight-complex="normal"/>
    </style:style>
    <style:style style:name="P77" style:family="paragraph" style:parent-style-name="Text_20_body">
      <style:text-properties fo:font-size="14pt" style:text-underline-style="none" fo:font-weight="normal" officeooo:rsid="0070f0de" officeooo:paragraph-rsid="0070f0de" style:font-weight-asian="normal" style:font-weight-complex="normal"/>
    </style:style>
    <style:style style:name="P78" style:family="paragraph" style:parent-style-name="Text_20_body">
      <style:text-properties officeooo:rsid="0070f0de" officeooo:paragraph-rsid="0070f0de"/>
    </style:style>
    <style:style style:name="P79" style:family="paragraph" style:parent-style-name="Text_20_body">
      <style:text-properties officeooo:rsid="0071055b" officeooo:paragraph-rsid="0071784e"/>
    </style:style>
    <style:style style:name="P80" style:family="paragraph" style:parent-style-name="Text_20_body">
      <style:text-properties officeooo:rsid="0071784e" officeooo:paragraph-rsid="0071784e"/>
    </style:style>
    <style:style style:name="P81" style:family="paragraph" style:parent-style-name="Text_20_body">
      <style:text-properties officeooo:rsid="0071e813" officeooo:paragraph-rsid="0071e813"/>
    </style:style>
    <style:style style:name="P82" style:family="paragraph" style:parent-style-name="Text_20_body">
      <style:paragraph-properties fo:margin-left="0mm" fo:margin-right="0mm" fo:text-indent="0mm" style:auto-text-indent="false"/>
      <style:text-properties officeooo:paragraph-rsid="00724f65"/>
    </style:style>
    <style:style style:name="P83" style:family="paragraph" style:parent-style-name="Text_20_body">
      <style:text-properties officeooo:rsid="006b7c74" officeooo:paragraph-rsid="00761fba"/>
    </style:style>
    <style:style style:name="P84" style:family="paragraph" style:parent-style-name="Text_20_body">
      <style:text-properties officeooo:rsid="006d4c46" officeooo:paragraph-rsid="00774b17"/>
    </style:style>
    <style:style style:name="P85" style:family="paragraph" style:parent-style-name="Text_20_body">
      <style:text-properties officeooo:rsid="00774b17" officeooo:paragraph-rsid="00793cd9"/>
    </style:style>
    <style:style style:name="P86" style:family="paragraph" style:parent-style-name="Contents_20_1">
      <style:paragraph-properties>
        <style:tab-stops>
          <style:tab-stop style:position="165.01mm" style:type="right" style:leader-style="dotted" style:leader-text="."/>
        </style:tab-stops>
      </style:paragraph-properties>
    </style:style>
    <style:style style:name="P87" style:family="paragraph" style:parent-style-name="Contents_20_2">
      <style:paragraph-properties>
        <style:tab-stops>
          <style:tab-stop style:position="165.01mm" style:type="right" style:leader-style="dotted" style:leader-text="."/>
        </style:tab-stops>
      </style:paragraph-properties>
    </style:style>
    <style:style style:name="P88" style:family="paragraph" style:parent-style-name="Contents_20_3">
      <style:paragraph-properties>
        <style:tab-stops>
          <style:tab-stop style:position="165.01mm" style:type="right" style:leader-style="dotted" style:leader-text="."/>
        </style:tab-stops>
      </style:paragraph-properties>
    </style:style>
    <style:style style:name="P89" style:family="paragraph" style:parent-style-name="Contents_20_4">
      <style:paragraph-properties>
        <style:tab-stops>
          <style:tab-stop style:position="165.01mm" style:type="right" style:leader-style="dotted" style:leader-text="."/>
        </style:tab-stops>
      </style:paragraph-properties>
    </style:style>
    <style:style style:name="P90" style:family="paragraph" style:parent-style-name="Contents_20_Heading">
      <style:paragraph-properties fo:break-before="page"/>
    </style:style>
    <style:style style:name="P91" style:family="paragraph" style:parent-style-name="Text_20_body">
      <style:text-properties officeooo:rsid="0079a581" officeooo:paragraph-rsid="0079a581"/>
    </style:style>
    <style:style style:name="P92" style:family="paragraph" style:parent-style-name="Text_20_body">
      <style:paragraph-properties fo:margin-left="0mm" fo:margin-right="0mm" fo:text-indent="0mm" style:auto-text-indent="false"/>
      <style:text-properties officeooo:rsid="0079a581" officeooo:paragraph-rsid="0079a581"/>
    </style:style>
    <style:style style:name="P93" style:family="paragraph" style:parent-style-name="Text_20_body">
      <style:text-properties officeooo:paragraph-rsid="008024f2"/>
    </style:style>
    <style:style style:name="P94" style:family="paragraph" style:parent-style-name="Text_20_body">
      <style:text-properties officeooo:rsid="00795a80" officeooo:paragraph-rsid="00795a80"/>
    </style:style>
    <style:style style:name="P95" style:family="paragraph" style:parent-style-name="Text_20_body">
      <style:paragraph-properties fo:margin-left="0mm" fo:margin-right="0mm" fo:text-indent="0mm" style:auto-text-indent="false"/>
      <style:text-properties officeooo:paragraph-rsid="007b578b"/>
    </style:style>
    <style:style style:name="P96" style:family="paragraph" style:parent-style-name="Text_20_body">
      <style:text-properties officeooo:rsid="007c54d3" officeooo:paragraph-rsid="007c54d3"/>
    </style:style>
    <style:style style:name="P97" style:family="paragraph" style:parent-style-name="Text_20_body">
      <style:text-properties officeooo:rsid="007d43df" officeooo:paragraph-rsid="007d43df"/>
    </style:style>
    <style:style style:name="P98" style:family="paragraph" style:parent-style-name="Text_20_body">
      <style:text-properties officeooo:rsid="008024f2" officeooo:paragraph-rsid="0082238b"/>
    </style:style>
    <style:style style:name="P99" style:family="paragraph" style:parent-style-name="Text_20_body">
      <style:text-properties officeooo:rsid="00837261" officeooo:paragraph-rsid="008599c8"/>
    </style:style>
    <style:style style:name="P100" style:family="paragraph" style:parent-style-name="Text_20_body">
      <style:text-properties officeooo:rsid="00837261" officeooo:paragraph-rsid="0086630e"/>
    </style:style>
    <style:style style:name="P101" style:family="paragraph" style:parent-style-name="Text_20_body">
      <style:text-properties officeooo:rsid="00878dca" officeooo:paragraph-rsid="00878dca"/>
    </style:style>
    <style:style style:name="P102" style:family="paragraph" style:parent-style-name="Text_20_body">
      <style:text-properties officeooo:rsid="0087a5e9" officeooo:paragraph-rsid="008893f5"/>
    </style:style>
    <style:style style:name="P103" style:family="paragraph" style:parent-style-name="Text_20_body">
      <style:text-properties officeooo:rsid="00894db1" officeooo:paragraph-rsid="00894db1"/>
    </style:style>
    <style:style style:name="P104" style:family="paragraph" style:parent-style-name="Text_20_body">
      <style:text-properties officeooo:rsid="003bd2a0" officeooo:paragraph-rsid="003bd2a0"/>
    </style:style>
    <style:style style:name="P105" style:family="paragraph" style:parent-style-name="Text_20_body">
      <style:text-properties fo:color="#000000" loext:opacity="100%" officeooo:rsid="00898952" officeooo:paragraph-rsid="00898952" fo:background-color="#ffd7d7"/>
    </style:style>
    <style:style style:name="P106" style:family="paragraph" style:parent-style-name="Standard" style:master-page-name="First_20_Page">
      <style:paragraph-properties fo:margin-left="0mm" fo:margin-right="0mm" fo:text-align="center" style:justify-single-word="false" fo:text-indent="0mm" style:auto-text-indent="false" style:page-number="auto"/>
      <style:text-properties fo:language="ru" fo:country="RU" officeooo:paragraph-rsid="002102f3"/>
    </style:style>
    <style:style style:name="P107" style:family="paragraph" style:parent-style-name="Contents_20_1">
      <style:paragraph-properties>
        <style:tab-stops>
          <style:tab-stop style:position="165.01mm" style:type="right" style:leader-style="dotted" style:leader-text="."/>
        </style:tab-stops>
      </style:paragraph-properties>
    </style:style>
    <style:style style:name="P108" style:family="paragraph" style:parent-style-name="Contents_20_2">
      <style:paragraph-properties>
        <style:tab-stops>
          <style:tab-stop style:position="165.01mm" style:type="right" style:leader-style="dotted" style:leader-text="."/>
        </style:tab-stops>
      </style:paragraph-properties>
    </style:style>
    <style:style style:name="P109" style:family="paragraph" style:parent-style-name="Contents_20_3">
      <style:paragraph-properties>
        <style:tab-stops>
          <style:tab-stop style:position="165.01mm" style:type="right" style:leader-style="dotted" style:leader-text="."/>
        </style:tab-stops>
      </style:paragraph-properties>
    </style:style>
    <style:style style:name="P110" style:family="paragraph" style:parent-style-name="Contents_20_4">
      <style:paragraph-properties>
        <style:tab-stops>
          <style:tab-stop style:position="165.01mm" style:type="right" style:leader-style="dotted" style:leader-text="."/>
        </style:tab-stops>
      </style:paragraph-properties>
    </style:style>
    <style:style style:name="P111" style:family="paragraph" style:parent-style-name="Contents_20_Heading">
      <style:paragraph-properties fo:break-before="page"/>
    </style:style>
    <style:style style:name="P112" style:family="paragraph" style:parent-style-name="Heading_20_1">
      <style:paragraph-properties fo:break-before="page"/>
    </style:style>
    <style:style style:name="P113" style:family="paragraph" style:parent-style-name="Heading_20_1">
      <style:paragraph-properties fo:break-before="page"/>
      <style:text-properties officeooo:paragraph-rsid="00878dca"/>
    </style:style>
    <style:style style:name="P114" style:family="paragraph" style:parent-style-name="Heading_20_2">
      <style:paragraph-properties fo:break-before="page"/>
      <style:text-properties officeooo:paragraph-rsid="008bcd2e"/>
    </style:style>
    <style:style style:name="P115" style:family="paragraph" style:parent-style-name="Heading_20_2">
      <style:paragraph-properties fo:break-before="page"/>
    </style:style>
    <style:style style:name="P116" style:family="paragraph" style:parent-style-name="Heading_20_2">
      <style:paragraph-properties fo:break-before="page"/>
      <style:text-properties officeooo:paragraph-rsid="00898952"/>
    </style:style>
    <style:style style:name="P117" style:family="paragraph" style:parent-style-name="Heading_20_3">
      <style:text-properties officeooo:rsid="003f3e49" officeooo:paragraph-rsid="003f3e49"/>
    </style:style>
    <style:style style:name="P118" style:family="paragraph" style:parent-style-name="Heading_20_3">
      <style:text-properties officeooo:rsid="0044ca99" officeooo:paragraph-rsid="00469dfa"/>
    </style:style>
    <style:style style:name="P119" style:family="paragraph" style:parent-style-name="Heading_20_3">
      <style:paragraph-properties fo:margin-left="0mm" fo:margin-right="0mm" fo:text-indent="0mm" style:auto-text-indent="false"/>
      <style:text-properties officeooo:rsid="0079a581" officeooo:paragraph-rsid="007b578b"/>
    </style:style>
    <style:style style:name="P120" style:family="paragraph" style:parent-style-name="Heading_20_4">
      <style:text-properties officeooo:paragraph-rsid="008024f2"/>
    </style:style>
    <style:style style:name="P121" style:family="paragraph" style:parent-style-name="Heading_20_4">
      <style:text-properties officeooo:paragraph-rsid="0036df63"/>
    </style:style>
    <style:style style:name="P122" style:family="paragraph" style:parent-style-name="Text_20_body" style:list-style-name="L1">
      <style:text-properties officeooo:rsid="00521051" officeooo:paragraph-rsid="00521051"/>
    </style:style>
    <style:style style:name="P123" style:family="paragraph" style:parent-style-name="Text_20_body" style:list-style-name="L1">
      <style:text-properties officeooo:rsid="00525ecf" officeooo:paragraph-rsid="00525ecf"/>
    </style:style>
    <style:style style:name="P124" style:family="paragraph" style:parent-style-name="Text_20_body" style:list-style-name="L2">
      <style:text-properties officeooo:rsid="0079a581" officeooo:paragraph-rsid="0079a581"/>
    </style:style>
    <style:style style:name="P125" style:family="paragraph" style:parent-style-name="Text_20_body" style:list-style-name="L3">
      <style:text-properties officeooo:rsid="007f186b" officeooo:paragraph-rsid="007f186b"/>
    </style:style>
    <style:style style:name="P126" style:family="paragraph" style:parent-style-name="Text_20_body" style:list-style-name="L3">
      <style:text-properties officeooo:rsid="007f186b" officeooo:paragraph-rsid="008024f2"/>
    </style:style>
    <style:style style:name="P127" style:family="paragraph" style:parent-style-name="Text_20_body" style:list-style-name="L3">
      <style:paragraph-properties fo:margin-left="0mm" fo:margin-right="0mm" fo:text-indent="0mm" style:auto-text-indent="false"/>
      <style:text-properties officeooo:rsid="007f186b" officeooo:paragraph-rsid="008024f2"/>
    </style:style>
    <style:style style:name="P128" style:family="paragraph" style:parent-style-name="Text_20_body">
      <style:text-properties officeooo:rsid="008024f2" officeooo:paragraph-rsid="008024f2"/>
    </style:style>
    <style:style style:name="P129" style:family="paragraph" style:parent-style-name="Text_20_body" style:list-style-name="L4">
      <style:text-properties officeooo:rsid="008024f2" officeooo:paragraph-rsid="008024f2"/>
    </style:style>
    <style:style style:name="P130" style:family="paragraph" style:parent-style-name="Text_20_body" style:list-style-name="L4">
      <style:text-properties officeooo:paragraph-rsid="008024f2"/>
    </style:style>
    <style:style style:name="P131" style:family="paragraph" style:parent-style-name="Text_20_body">
      <style:text-properties style:text-underline-style="none" officeooo:rsid="0083d758" officeooo:paragraph-rsid="008599c8"/>
    </style:style>
    <style:style style:name="P132" style:family="paragraph" style:parent-style-name="Text_20_body" style:list-style-name="L5">
      <style:text-properties officeooo:rsid="0057c716" officeooo:paragraph-rsid="0057c716"/>
    </style:style>
    <style:style style:name="P133" style:family="paragraph" style:parent-style-name="Text_20_body" style:list-style-name="L6">
      <style:text-properties officeooo:paragraph-rsid="00774b17"/>
    </style:style>
    <style:style style:name="P134" style:family="paragraph" style:parent-style-name="Text_20_body" style:list-style-name="L7">
      <style:paragraph-properties fo:margin-left="0mm" fo:margin-right="0mm" fo:text-indent="0mm" style:auto-text-indent="false"/>
      <style:text-properties officeooo:paragraph-rsid="00724f65"/>
    </style:style>
    <style:style style:name="P135" style:family="paragraph" style:parent-style-name="Text_20_body" style:list-style-name="L7">
      <style:text-properties officeooo:rsid="00724f65" officeooo:paragraph-rsid="00724f6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102f3" style:font-weight-asian="bold" style:font-weight-complex="bold"/>
    </style:style>
    <style:style style:name="T3" style:family="text">
      <style:text-properties fo:font-weight="bold" officeooo:rsid="00878dca" style:font-weight-asian="bold" style:font-weight-complex="bold"/>
    </style:style>
    <style:style style:name="T4" style:family="text">
      <style:text-properties officeooo:rsid="002102f3"/>
    </style:style>
    <style:style style:name="T5" style:family="text">
      <style:text-properties style:font-name="Times New Roman" fo:font-size="12pt" style:text-underline-style="none" style:font-name-asian="Calibri" style:font-size-asian="12pt" style:language-asian="ru" style:country-asian="RU" style:font-name-complex="Times New Roman1" style:font-size-complex="12pt"/>
    </style:style>
    <style:style style:name="T6" style:family="text">
      <style:text-properties style:font-name="Times New Roman" fo:font-size="12pt" style:text-underline-style="solid" style:text-underline-width="auto" style:text-underline-color="font-color" style:font-name-asian="Calibri" style:font-size-asian="12pt" style:language-asian="ru" style:country-asian="RU" style:font-name-complex="Times New Roman1" style:font-size-complex="12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officeooo:rsid="00226d49"/>
    </style:style>
    <style:style style:name="T9" style:family="text">
      <style:text-properties officeooo:rsid="0025fcfa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style:text-underline-style="solid" style:text-underline-width="auto" style:text-underline-color="font-color" officeooo:rsid="00284006"/>
    </style:style>
    <style:style style:name="T12" style:family="text">
      <style:text-properties style:text-underline-style="solid" style:text-underline-width="auto" style:text-underline-color="font-color" officeooo:rsid="00277842"/>
    </style:style>
    <style:style style:name="T1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4" style:family="text">
      <style:text-properties style:text-underline-style="solid" style:text-underline-width="auto" style:text-underline-color="font-color" fo:font-weight="normal" officeooo:rsid="0029dd1a" style:font-weight-asian="normal" style:font-weight-complex="normal"/>
    </style:style>
    <style:style style:name="T15" style:family="text">
      <style:text-properties style:text-underline-style="solid" style:text-underline-width="auto" style:text-underline-color="font-color" fo:font-weight="normal" officeooo:rsid="002ca3d3" style:font-weight-asian="normal" style:font-weight-complex="normal"/>
    </style:style>
    <style:style style:name="T16" style:family="text">
      <style:text-properties style:text-underline-style="solid" style:text-underline-width="auto" style:text-underline-color="font-color" fo:font-weight="normal" officeooo:rsid="002ff033" style:font-weight-asian="normal" style:font-weight-complex="normal"/>
    </style:style>
    <style:style style:name="T17" style:family="text">
      <style:text-properties style:text-underline-style="solid" style:text-underline-width="auto" style:text-underline-color="font-color" fo:font-weight="normal" officeooo:rsid="003359b5" style:font-weight-asian="normal" style:font-weight-complex="normal"/>
    </style:style>
    <style:style style:name="T18" style:family="text">
      <style:text-properties style:text-underline-style="solid" style:text-underline-width="auto" style:text-underline-color="font-color" fo:font-weight="normal" officeooo:rsid="0036df63" style:font-weight-asian="normal" style:font-weight-complex="normal"/>
    </style:style>
    <style:style style:name="T19" style:family="text">
      <style:text-properties style:text-underline-style="solid" style:text-underline-width="auto" style:text-underline-color="font-color" fo:font-weight="normal" officeooo:rsid="003bb619" style:font-weight-asian="normal" style:font-weight-complex="normal"/>
    </style:style>
    <style:style style:name="T20" style:family="text">
      <style:text-properties style:text-underline-style="solid" style:text-underline-width="auto" style:text-underline-color="font-color" fo:font-weight="normal" officeooo:rsid="00508935" style:font-weight-asian="normal" style:font-weight-complex="normal"/>
    </style:style>
    <style:style style:name="T21" style:family="text">
      <style:text-properties style:text-underline-style="solid" style:text-underline-width="auto" style:text-underline-color="font-color" officeooo:rsid="003359b5"/>
    </style:style>
    <style:style style:name="T22" style:family="text">
      <style:text-properties style:text-underline-style="solid" style:text-underline-width="auto" style:text-underline-color="font-color" officeooo:rsid="0029dd1a"/>
    </style:style>
    <style:style style:name="T23" style:family="text">
      <style:text-properties style:text-underline-style="solid" style:text-underline-width="auto" style:text-underline-color="font-color" officeooo:rsid="00342512"/>
    </style:style>
    <style:style style:name="T24" style:family="text">
      <style:text-properties style:text-underline-style="solid" style:text-underline-width="auto" style:text-underline-color="font-color" officeooo:rsid="00358aef"/>
    </style:style>
    <style:style style:name="T25" style:family="text">
      <style:text-properties style:text-underline-style="solid" style:text-underline-width="auto" style:text-underline-color="font-color" officeooo:rsid="0036df63"/>
    </style:style>
    <style:style style:name="T26" style:family="text">
      <style:text-properties style:text-underline-style="solid" style:text-underline-width="auto" style:text-underline-color="font-color" officeooo:rsid="003899a1"/>
    </style:style>
    <style:style style:name="T27" style:family="text">
      <style:text-properties style:text-underline-style="solid" style:text-underline-width="auto" style:text-underline-color="font-color" officeooo:rsid="0039ee97"/>
    </style:style>
    <style:style style:name="T28" style:family="text">
      <style:text-properties style:text-underline-style="solid" style:text-underline-width="auto" style:text-underline-color="font-color" officeooo:rsid="003af330"/>
    </style:style>
    <style:style style:name="T29" style:family="text">
      <style:text-properties style:text-underline-style="solid" style:text-underline-width="auto" style:text-underline-color="font-color" officeooo:rsid="003bb619"/>
    </style:style>
    <style:style style:name="T30" style:family="text">
      <style:text-properties style:text-underline-style="solid" style:text-underline-width="auto" style:text-underline-color="font-color" officeooo:rsid="003d6170"/>
    </style:style>
    <style:style style:name="T31" style:family="text">
      <style:text-properties style:text-underline-style="solid" style:text-underline-width="auto" style:text-underline-color="font-color" officeooo:rsid="00461274"/>
    </style:style>
    <style:style style:name="T32" style:family="text">
      <style:text-properties style:text-underline-style="solid" style:text-underline-width="auto" style:text-underline-color="font-color" officeooo:rsid="00489304"/>
    </style:style>
    <style:style style:name="T33" style:family="text">
      <style:text-properties style:text-underline-style="solid" style:text-underline-width="auto" style:text-underline-color="font-color" officeooo:rsid="004b83c5"/>
    </style:style>
    <style:style style:name="T34" style:family="text">
      <style:text-properties style:text-underline-style="solid" style:text-underline-width="auto" style:text-underline-color="font-color" officeooo:rsid="004c5c63"/>
    </style:style>
    <style:style style:name="T35" style:family="text">
      <style:text-properties style:text-underline-style="solid" style:text-underline-width="auto" style:text-underline-color="font-color" officeooo:rsid="00508935"/>
    </style:style>
    <style:style style:name="T36" style:family="text">
      <style:text-properties style:text-underline-style="solid" style:text-underline-width="auto" style:text-underline-color="font-color" officeooo:rsid="00521051"/>
    </style:style>
    <style:style style:name="T37" style:family="text">
      <style:text-properties style:text-underline-style="solid" style:text-underline-width="auto" style:text-underline-color="font-color" officeooo:rsid="00569583"/>
    </style:style>
    <style:style style:name="T38" style:family="text">
      <style:text-properties style:text-underline-style="solid" style:text-underline-width="auto" style:text-underline-color="font-color" officeooo:rsid="0057c716"/>
    </style:style>
    <style:style style:name="T39" style:family="text">
      <style:text-properties style:text-underline-style="solid" style:text-underline-width="auto" style:text-underline-color="font-color" officeooo:rsid="005997c6"/>
    </style:style>
    <style:style style:name="T40" style:family="text">
      <style:text-properties style:text-underline-style="solid" style:text-underline-width="auto" style:text-underline-color="font-color" officeooo:rsid="005d429a"/>
    </style:style>
    <style:style style:name="T41" style:family="text">
      <style:text-properties style:text-underline-style="solid" style:text-underline-width="auto" style:text-underline-color="font-color" officeooo:rsid="005fb5ae"/>
    </style:style>
    <style:style style:name="T42" style:family="text">
      <style:text-properties style:text-underline-style="solid" style:text-underline-width="auto" style:text-underline-color="font-color" officeooo:rsid="005fd4b0"/>
    </style:style>
    <style:style style:name="T43" style:family="text">
      <style:text-properties style:text-underline-style="solid" style:text-underline-width="auto" style:text-underline-color="font-color" officeooo:rsid="0066625f"/>
    </style:style>
    <style:style style:name="T44" style:family="text">
      <style:text-properties style:text-underline-style="solid" style:text-underline-width="auto" style:text-underline-color="font-color" officeooo:rsid="00678588"/>
    </style:style>
    <style:style style:name="T45" style:family="text">
      <style:text-properties style:text-underline-style="solid" style:text-underline-width="auto" style:text-underline-color="font-color" officeooo:rsid="0068197e"/>
    </style:style>
    <style:style style:name="T46" style:family="text">
      <style:text-properties style:text-underline-style="solid" style:text-underline-width="auto" style:text-underline-color="font-color" officeooo:rsid="006d4c46"/>
    </style:style>
    <style:style style:name="T47" style:family="text">
      <style:text-properties style:text-underline-style="solid" style:text-underline-width="auto" style:text-underline-color="font-color" officeooo:rsid="006fe78f"/>
    </style:style>
    <style:style style:name="T48" style:family="text">
      <style:text-properties style:text-underline-style="solid" style:text-underline-width="auto" style:text-underline-color="font-color" officeooo:rsid="0070f0de"/>
    </style:style>
    <style:style style:name="T49" style:family="text">
      <style:text-properties style:text-underline-style="solid" style:text-underline-width="auto" style:text-underline-color="font-color" officeooo:rsid="0071055b"/>
    </style:style>
    <style:style style:name="T50" style:family="text">
      <style:text-properties style:text-underline-style="solid" style:text-underline-width="auto" style:text-underline-color="font-color" officeooo:rsid="0071784e"/>
    </style:style>
    <style:style style:name="T51" style:family="text">
      <style:text-properties style:text-underline-style="solid" style:text-underline-width="auto" style:text-underline-color="font-color" officeooo:rsid="0071e813"/>
    </style:style>
    <style:style style:name="T52" style:family="text">
      <style:text-properties style:text-underline-style="solid" style:text-underline-width="auto" style:text-underline-color="font-color" officeooo:rsid="00724f65"/>
    </style:style>
    <style:style style:name="T53" style:family="text">
      <style:text-properties style:text-underline-style="solid" style:text-underline-width="auto" style:text-underline-color="font-color" officeooo:rsid="0073362a"/>
    </style:style>
    <style:style style:name="T54" style:family="text">
      <style:text-properties style:text-underline-style="solid" style:text-underline-width="auto" style:text-underline-color="font-color" officeooo:rsid="00761fba"/>
    </style:style>
    <style:style style:name="T55" style:family="text">
      <style:text-properties style:text-underline-style="solid" style:text-underline-width="auto" style:text-underline-color="font-color" officeooo:rsid="00774b17"/>
    </style:style>
    <style:style style:name="T56" style:family="text">
      <style:text-properties style:text-underline-style="solid" style:text-underline-width="auto" style:text-underline-color="font-color" officeooo:rsid="00793cd9"/>
    </style:style>
    <style:style style:name="T57" style:family="text">
      <style:text-properties style:text-underline-style="solid" style:text-underline-width="auto" style:text-underline-color="font-color" officeooo:rsid="0079a581"/>
    </style:style>
    <style:style style:name="T58" style:family="text">
      <style:text-properties style:text-underline-style="solid" style:text-underline-width="auto" style:text-underline-color="font-color" officeooo:rsid="007a4ca5"/>
    </style:style>
    <style:style style:name="T59" style:family="text">
      <style:text-properties style:text-underline-style="solid" style:text-underline-width="auto" style:text-underline-color="font-color" officeooo:rsid="007b21a5"/>
    </style:style>
    <style:style style:name="T60" style:family="text">
      <style:text-properties style:text-underline-style="solid" style:text-underline-width="auto" style:text-underline-color="font-color" officeooo:rsid="007b578b"/>
    </style:style>
    <style:style style:name="T61" style:family="text">
      <style:text-properties style:text-underline-style="solid" style:text-underline-width="auto" style:text-underline-color="font-color" officeooo:rsid="007c54d3"/>
    </style:style>
    <style:style style:name="T62" style:family="text">
      <style:text-properties style:text-underline-style="solid" style:text-underline-width="auto" style:text-underline-color="font-color" officeooo:rsid="007f186b"/>
    </style:style>
    <style:style style:name="T63" style:family="text">
      <style:text-properties style:text-underline-style="solid" style:text-underline-width="auto" style:text-underline-color="font-color" officeooo:rsid="008024f2"/>
    </style:style>
    <style:style style:name="T64" style:family="text">
      <style:text-properties style:text-underline-style="solid" style:text-underline-width="auto" style:text-underline-color="font-color" officeooo:rsid="0082238b"/>
    </style:style>
    <style:style style:name="T65" style:family="text">
      <style:text-properties style:text-underline-style="solid" style:text-underline-width="auto" style:text-underline-color="font-color" officeooo:rsid="0083d758"/>
    </style:style>
    <style:style style:name="T66" style:family="text">
      <style:text-properties style:text-underline-style="solid" style:text-underline-width="auto" style:text-underline-color="font-color" officeooo:rsid="008599c8"/>
    </style:style>
    <style:style style:name="T67" style:family="text">
      <style:text-properties style:text-underline-style="solid" style:text-underline-width="auto" style:text-underline-color="font-color" officeooo:rsid="0086630e"/>
    </style:style>
    <style:style style:name="T68" style:family="text">
      <style:text-properties style:text-underline-style="solid" style:text-underline-width="auto" style:text-underline-color="font-color" officeooo:rsid="008893f5"/>
    </style:style>
    <style:style style:name="T69" style:family="text">
      <style:text-properties officeooo:rsid="00277842"/>
    </style:style>
    <style:style style:name="T70" style:family="text">
      <style:text-properties officeooo:rsid="00284006"/>
    </style:style>
    <style:style style:name="T71" style:family="text">
      <style:text-properties style:text-underline-style="none"/>
    </style:style>
    <style:style style:name="T72" style:family="text">
      <style:text-properties style:text-underline-style="none" officeooo:rsid="00284006"/>
    </style:style>
    <style:style style:name="T73" style:family="text">
      <style:text-properties style:text-underline-style="none" fo:font-weight="normal" style:font-weight-asian="normal" style:font-weight-complex="normal"/>
    </style:style>
    <style:style style:name="T74" style:family="text">
      <style:text-properties style:text-underline-style="none" fo:font-weight="normal" officeooo:rsid="0029dd1a" style:font-weight-asian="normal" style:font-weight-complex="normal"/>
    </style:style>
    <style:style style:name="T75" style:family="text">
      <style:text-properties style:text-underline-style="none" fo:font-weight="normal" officeooo:rsid="002b0304" style:font-weight-asian="normal" style:font-weight-complex="normal"/>
    </style:style>
    <style:style style:name="T76" style:family="text">
      <style:text-properties style:text-underline-style="none" fo:font-weight="normal" officeooo:rsid="002b2e7c" style:font-weight-asian="normal" style:font-weight-complex="normal"/>
    </style:style>
    <style:style style:name="T77" style:family="text">
      <style:text-properties style:text-underline-style="none" fo:font-weight="normal" officeooo:rsid="002ca3d3" style:font-weight-asian="normal" style:font-weight-complex="normal"/>
    </style:style>
    <style:style style:name="T78" style:family="text">
      <style:text-properties style:text-underline-style="none" fo:font-weight="normal" officeooo:rsid="002f066d" style:font-weight-asian="normal" style:font-weight-complex="normal"/>
    </style:style>
    <style:style style:name="T79" style:family="text">
      <style:text-properties style:text-underline-style="none" fo:font-weight="normal" officeooo:rsid="002ff033" style:font-weight-asian="normal" style:font-weight-complex="normal"/>
    </style:style>
    <style:style style:name="T80" style:family="text">
      <style:text-properties style:text-underline-style="none" fo:font-weight="normal" officeooo:rsid="00319621" style:font-weight-asian="normal" style:font-weight-complex="normal"/>
    </style:style>
    <style:style style:name="T81" style:family="text">
      <style:text-properties style:text-underline-style="none" fo:font-weight="normal" officeooo:rsid="00508935" style:font-weight-asian="normal" style:font-weight-complex="normal"/>
    </style:style>
    <style:style style:name="T82" style:family="text">
      <style:text-properties style:text-underline-style="none" fo:font-weight="normal" officeooo:rsid="0061814b" style:font-weight-asian="normal" style:font-weight-complex="normal"/>
    </style:style>
    <style:style style:name="T83" style:family="text">
      <style:text-properties style:text-underline-style="none" fo:font-weight="bold" style:font-weight-asian="bold" style:font-weight-complex="bold"/>
    </style:style>
    <style:style style:name="T84" style:family="text">
      <style:text-properties style:text-underline-style="none" fo:font-weight="bold" officeooo:rsid="00358aef" style:font-weight-asian="bold" style:font-weight-complex="bold"/>
    </style:style>
    <style:style style:name="T85" style:family="text">
      <style:text-properties style:text-underline-style="none" officeooo:rsid="002b0304"/>
    </style:style>
    <style:style style:name="T86" style:family="text">
      <style:text-properties style:text-underline-style="none" officeooo:rsid="002b2e7c"/>
    </style:style>
    <style:style style:name="T87" style:family="text">
      <style:text-properties style:text-underline-style="none" officeooo:rsid="0029dd1a"/>
    </style:style>
    <style:style style:name="T88" style:family="text">
      <style:text-properties style:text-underline-style="none" officeooo:rsid="003359b5"/>
    </style:style>
    <style:style style:name="T89" style:family="text">
      <style:text-properties style:text-underline-style="none" officeooo:rsid="00342512"/>
    </style:style>
    <style:style style:name="T90" style:family="text">
      <style:text-properties style:text-underline-style="none" officeooo:rsid="00358aef"/>
    </style:style>
    <style:style style:name="T91" style:family="text">
      <style:text-properties style:text-underline-style="none" officeooo:rsid="0036df63"/>
    </style:style>
    <style:style style:name="T92" style:family="text">
      <style:text-properties style:text-underline-style="none" officeooo:rsid="0039ee97"/>
    </style:style>
    <style:style style:name="T93" style:family="text">
      <style:text-properties style:text-underline-style="none" officeooo:rsid="003af330"/>
    </style:style>
    <style:style style:name="T94" style:family="text">
      <style:text-properties style:text-underline-style="none" officeooo:rsid="003bb619"/>
    </style:style>
    <style:style style:name="T95" style:family="text">
      <style:text-properties style:text-underline-style="none" officeooo:rsid="003bd2a0"/>
    </style:style>
    <style:style style:name="T96" style:family="text">
      <style:text-properties style:text-underline-style="none" officeooo:rsid="003d6170"/>
    </style:style>
    <style:style style:name="T97" style:family="text">
      <style:text-properties style:text-underline-style="none" officeooo:rsid="00461274"/>
    </style:style>
    <style:style style:name="T98" style:family="text">
      <style:text-properties style:text-underline-style="none" officeooo:rsid="00469dfa"/>
    </style:style>
    <style:style style:name="T99" style:family="text">
      <style:text-properties style:text-underline-style="none" officeooo:rsid="00475d51"/>
    </style:style>
    <style:style style:name="T100" style:family="text">
      <style:text-properties style:text-underline-style="none" officeooo:rsid="004b83c5"/>
    </style:style>
    <style:style style:name="T101" style:family="text">
      <style:text-properties style:text-underline-style="none" officeooo:rsid="004c5c63"/>
    </style:style>
    <style:style style:name="T102" style:family="text">
      <style:text-properties style:text-underline-style="none" officeooo:rsid="00508935"/>
    </style:style>
    <style:style style:name="T103" style:family="text">
      <style:text-properties style:text-underline-style="none" officeooo:rsid="00521051"/>
    </style:style>
    <style:style style:name="T104" style:family="text">
      <style:text-properties style:text-underline-style="none" officeooo:rsid="0057c716"/>
    </style:style>
    <style:style style:name="T105" style:family="text">
      <style:text-properties style:text-underline-style="none" officeooo:rsid="005997c6"/>
    </style:style>
    <style:style style:name="T106" style:family="text">
      <style:text-properties style:text-underline-style="none" officeooo:rsid="005bda0b"/>
    </style:style>
    <style:style style:name="T107" style:family="text">
      <style:text-properties style:text-underline-style="none" officeooo:rsid="005d429a"/>
    </style:style>
    <style:style style:name="T108" style:family="text">
      <style:text-properties style:text-underline-style="none" officeooo:rsid="005fd4b0"/>
    </style:style>
    <style:style style:name="T109" style:family="text">
      <style:text-properties style:text-underline-style="none" officeooo:rsid="00616fbc"/>
    </style:style>
    <style:style style:name="T110" style:family="text">
      <style:text-properties style:text-underline-style="none" officeooo:rsid="0061814b"/>
    </style:style>
    <style:style style:name="T111" style:family="text">
      <style:text-properties style:text-underline-style="none" officeooo:rsid="0066625f"/>
    </style:style>
    <style:style style:name="T112" style:family="text">
      <style:text-properties style:text-underline-style="none" officeooo:rsid="00678588"/>
    </style:style>
    <style:style style:name="T113" style:family="text">
      <style:text-properties style:text-underline-style="none" officeooo:rsid="0068197e"/>
    </style:style>
    <style:style style:name="T114" style:family="text">
      <style:text-properties style:text-underline-style="none" officeooo:rsid="006d4c46"/>
    </style:style>
    <style:style style:name="T115" style:family="text">
      <style:text-properties style:text-underline-style="none" officeooo:rsid="006fe78f"/>
    </style:style>
    <style:style style:name="T116" style:family="text">
      <style:text-properties style:text-underline-style="none" officeooo:rsid="0070f0de"/>
    </style:style>
    <style:style style:name="T117" style:family="text">
      <style:text-properties style:text-underline-style="none" officeooo:rsid="0071055b"/>
    </style:style>
    <style:style style:name="T118" style:family="text">
      <style:text-properties style:text-underline-style="none" officeooo:rsid="0071784e"/>
    </style:style>
    <style:style style:name="T119" style:family="text">
      <style:text-properties style:text-underline-style="none" officeooo:rsid="0071e813"/>
    </style:style>
    <style:style style:name="T120" style:family="text">
      <style:text-properties style:text-underline-style="none" officeooo:rsid="0073362a"/>
    </style:style>
    <style:style style:name="T121" style:family="text">
      <style:text-properties style:text-underline-style="none" officeooo:rsid="0073e94c"/>
    </style:style>
    <style:style style:name="T122" style:family="text">
      <style:text-properties style:text-underline-style="none" officeooo:rsid="006ea218"/>
    </style:style>
    <style:style style:name="T123" style:family="text">
      <style:text-properties style:text-underline-style="none" officeooo:rsid="00761fba"/>
    </style:style>
    <style:style style:name="T124" style:family="text">
      <style:text-properties style:text-underline-style="none" officeooo:rsid="00774b17"/>
    </style:style>
    <style:style style:name="T125" style:family="text">
      <style:text-properties style:text-underline-style="none" officeooo:rsid="00793cd9"/>
    </style:style>
    <style:style style:name="T126" style:family="text">
      <style:text-properties style:text-underline-style="none" officeooo:rsid="0079a581"/>
    </style:style>
    <style:style style:name="T127" style:family="text">
      <style:text-properties style:text-underline-style="none" officeooo:rsid="007a4ca5"/>
    </style:style>
    <style:style style:name="T128" style:family="text">
      <style:text-properties style:text-underline-style="none" officeooo:rsid="007b21a5"/>
    </style:style>
    <style:style style:name="T129" style:family="text">
      <style:text-properties style:text-underline-style="none" officeooo:rsid="007b578b"/>
    </style:style>
    <style:style style:name="T130" style:family="text">
      <style:text-properties style:text-underline-style="none" officeooo:rsid="007c54d3"/>
    </style:style>
    <style:style style:name="T131" style:family="text">
      <style:text-properties style:text-underline-style="none" officeooo:rsid="007d43df"/>
    </style:style>
    <style:style style:name="T132" style:family="text">
      <style:text-properties style:text-underline-style="none" officeooo:rsid="007f186b"/>
    </style:style>
    <style:style style:name="T133" style:family="text">
      <style:text-properties style:text-underline-style="none" officeooo:rsid="008024f2"/>
    </style:style>
    <style:style style:name="T134" style:family="text">
      <style:text-properties style:text-underline-style="none" officeooo:rsid="0082238b"/>
    </style:style>
    <style:style style:name="T135" style:family="text">
      <style:text-properties style:text-underline-style="none" officeooo:rsid="0083d758"/>
    </style:style>
    <style:style style:name="T136" style:family="text">
      <style:text-properties style:text-underline-style="none" officeooo:rsid="008599c8"/>
    </style:style>
    <style:style style:name="T137" style:family="text">
      <style:text-properties style:text-underline-style="none" officeooo:rsid="0086630e"/>
    </style:style>
    <style:style style:name="T138" style:family="text">
      <style:text-properties style:text-underline-style="none" officeooo:rsid="00878dca"/>
    </style:style>
    <style:style style:name="T139" style:family="text">
      <style:text-properties style:text-underline-style="none" officeooo:rsid="0087a5e9"/>
    </style:style>
    <style:style style:name="T140" style:family="text">
      <style:text-properties style:text-underline-style="none" officeooo:rsid="008893f5"/>
    </style:style>
    <style:style style:name="T141" style:family="text">
      <style:text-properties officeooo:rsid="00290b82"/>
    </style:style>
    <style:style style:name="T142" style:family="text">
      <style:text-properties fo:font-weight="normal" style:font-weight-asian="normal" style:font-weight-complex="normal"/>
    </style:style>
    <style:style style:name="T143" style:family="text">
      <style:text-properties fo:font-weight="normal" officeooo:rsid="002b2e7c" style:font-weight-asian="normal" style:font-weight-complex="normal"/>
    </style:style>
    <style:style style:name="T144" style:family="text">
      <style:text-properties fo:font-weight="normal" officeooo:rsid="003359b5" style:font-weight-asian="normal" style:font-weight-complex="normal"/>
    </style:style>
    <style:style style:name="T145" style:family="text">
      <style:text-properties fo:font-weight="normal" officeooo:rsid="00795a80" style:font-weight-asian="normal" style:font-weight-complex="normal"/>
    </style:style>
    <style:style style:name="T146" style:family="text">
      <style:text-properties officeooo:rsid="0029dd1a"/>
    </style:style>
    <style:style style:name="T147" style:family="text">
      <style:text-properties officeooo:rsid="00319621"/>
    </style:style>
    <style:style style:name="T148" style:family="text">
      <style:text-properties fo:font-size="14pt" style:text-underline-style="none"/>
    </style:style>
    <style:style style:name="T149" style:family="text">
      <style:text-properties fo:font-size="14pt" style:text-underline-style="none" fo:font-weight="normal" style:font-weight-asian="normal" style:font-weight-complex="normal"/>
    </style:style>
    <style:style style:name="T150" style:family="text">
      <style:text-properties fo:font-size="14pt" style:text-underline-style="none" fo:font-weight="normal" officeooo:rsid="00358aef" style:font-weight-asian="normal" style:font-weight-complex="normal"/>
    </style:style>
    <style:style style:name="T151" style:family="text">
      <style:text-properties fo:font-size="14pt" style:text-underline-style="none" fo:font-weight="normal" officeooo:rsid="003899a1" style:font-weight-asian="normal" style:font-weight-complex="normal"/>
    </style:style>
    <style:style style:name="T152" style:family="text">
      <style:text-properties fo:font-size="14pt" style:text-underline-style="none" fo:font-weight="normal" officeooo:rsid="00461274" style:font-weight-asian="normal" style:font-weight-complex="normal"/>
    </style:style>
    <style:style style:name="T153" style:family="text">
      <style:text-properties fo:font-size="14pt" style:text-underline-style="none" fo:font-weight="normal" officeooo:rsid="004b83c5" style:font-weight-asian="normal" style:font-weight-complex="normal"/>
    </style:style>
    <style:style style:name="T154" style:family="text">
      <style:text-properties fo:font-size="14pt" style:text-underline-style="none" fo:font-weight="bold" style:font-weight-asian="bold" style:font-weight-complex="bold"/>
    </style:style>
    <style:style style:name="T155" style:family="text">
      <style:text-properties fo:font-size="14pt" style:text-underline-style="none" fo:font-weight="bold" officeooo:rsid="00358aef" style:font-weight-asian="bold" style:font-weight-complex="bold"/>
    </style:style>
    <style:style style:name="T156" style:family="text">
      <style:text-properties fo:font-size="14pt" style:text-underline-style="none" officeooo:rsid="00358aef"/>
    </style:style>
    <style:style style:name="T157" style:family="text">
      <style:text-properties fo:font-size="14pt" style:text-underline-style="none" officeooo:rsid="003899a1"/>
    </style:style>
    <style:style style:name="T158" style:family="text">
      <style:text-properties fo:font-size="14pt" style:text-underline-style="none" officeooo:rsid="00461274"/>
    </style:style>
    <style:style style:name="T159" style:family="text">
      <style:text-properties fo:font-size="14pt" style:text-underline-style="none" officeooo:rsid="004b83c5"/>
    </style:style>
    <style:style style:name="T160" style:family="text">
      <style:text-properties fo:font-size="14pt" style:text-underline-style="solid" style:text-underline-width="auto" style:text-underline-color="font-color" fo:font-weight="normal" style:font-weight-asian="normal" style:font-weight-complex="normal"/>
    </style:style>
    <style:style style:name="T161" style:family="text">
      <style:text-properties fo:font-size="14pt" style:text-underline-style="solid" style:text-underline-width="auto" style:text-underline-color="font-color" fo:font-weight="normal" officeooo:rsid="003899a1" style:font-weight-asian="normal" style:font-weight-complex="normal"/>
    </style:style>
    <style:style style:name="T162" style:family="text">
      <style:text-properties officeooo:rsid="0036df63"/>
    </style:style>
    <style:style style:name="T163" style:family="text">
      <style:text-properties officeooo:rsid="003bb619"/>
    </style:style>
    <style:style style:name="T164" style:family="text">
      <style:text-properties officeooo:rsid="003ff142"/>
    </style:style>
    <style:style style:name="T165" style:family="text">
      <style:text-properties officeooo:rsid="00461274"/>
    </style:style>
    <style:style style:name="T166" style:family="text">
      <style:text-properties officeooo:rsid="00489304"/>
    </style:style>
    <style:style style:name="T167" style:family="text">
      <style:text-properties officeooo:rsid="004c5c63"/>
    </style:style>
    <style:style style:name="T168" style:family="text">
      <style:text-properties officeooo:rsid="004fa874"/>
    </style:style>
    <style:style style:name="T169" style:family="text">
      <style:text-properties officeooo:rsid="00508935"/>
    </style:style>
    <style:style style:name="T170" style:family="text">
      <style:text-properties officeooo:rsid="00525ecf"/>
    </style:style>
    <style:style style:name="T171" style:family="text">
      <style:text-properties officeooo:rsid="005340fa"/>
    </style:style>
    <style:style style:name="T172" style:family="text">
      <style:text-properties officeooo:rsid="005351ca"/>
    </style:style>
    <style:style style:name="T173" style:family="text">
      <style:text-properties officeooo:rsid="00558495"/>
    </style:style>
    <style:style style:name="T174" style:family="text">
      <style:text-properties officeooo:rsid="00569583"/>
    </style:style>
    <style:style style:name="T175" style:family="text">
      <style:text-properties officeooo:rsid="0057c716"/>
    </style:style>
    <style:style style:name="T176" style:family="text">
      <style:text-properties officeooo:rsid="005997c6"/>
    </style:style>
    <style:style style:name="T177" style:family="text">
      <style:text-properties officeooo:rsid="0059bf61"/>
    </style:style>
    <style:style style:name="T178" style:family="text">
      <style:text-properties officeooo:rsid="005d429a"/>
    </style:style>
    <style:style style:name="T179" style:family="text">
      <style:text-properties officeooo:rsid="005ddbe0"/>
    </style:style>
    <style:style style:name="T180" style:family="text">
      <style:text-properties officeooo:rsid="005fb5ae"/>
    </style:style>
    <style:style style:name="T181" style:family="text">
      <style:text-properties officeooo:rsid="00616fbc"/>
    </style:style>
    <style:style style:name="T182" style:family="text">
      <style:text-properties officeooo:rsid="0062158e"/>
    </style:style>
    <style:style style:name="T183" style:family="text">
      <style:text-properties officeooo:rsid="0062d98f"/>
    </style:style>
    <style:style style:name="T184" style:family="text">
      <style:text-properties officeooo:rsid="0066625f"/>
    </style:style>
    <style:style style:name="T185" style:family="text">
      <style:text-properties officeooo:rsid="00678588"/>
    </style:style>
    <style:style style:name="T186" style:family="text">
      <style:text-properties officeooo:rsid="0068197e"/>
    </style:style>
    <style:style style:name="T187" style:family="text">
      <style:text-properties officeooo:rsid="0071e813"/>
    </style:style>
    <style:style style:name="T188" style:family="text">
      <style:text-properties officeooo:rsid="00724f65"/>
    </style:style>
    <style:style style:name="T189" style:family="text">
      <style:text-properties officeooo:rsid="0073362a"/>
    </style:style>
    <style:style style:name="T190" style:family="text">
      <style:text-properties officeooo:rsid="00774b17"/>
    </style:style>
    <style:style style:name="T191" style:family="text">
      <style:text-properties officeooo:rsid="00793cd9"/>
    </style:style>
    <style:style style:name="T192" style:family="text">
      <style:text-properties officeooo:rsid="007a4ca5"/>
    </style:style>
    <style:style style:name="T193" style:family="text">
      <style:text-properties officeooo:rsid="007b578b"/>
    </style:style>
    <style:style style:name="T194" style:family="text">
      <style:text-properties officeooo:rsid="007c54d3"/>
    </style:style>
    <style:style style:name="T195" style:family="text">
      <style:text-properties officeooo:rsid="007f186b"/>
    </style:style>
    <style:style style:name="T196" style:family="text">
      <style:text-properties officeooo:rsid="008024f2"/>
    </style:style>
    <style:style style:name="T197" style:family="text">
      <style:text-properties officeooo:rsid="0082238b"/>
    </style:style>
    <style:style style:name="T198" style:family="text">
      <style:text-properties officeooo:rsid="008599c8"/>
    </style:style>
    <style:style style:name="T199" style:family="text">
      <style:text-properties officeooo:rsid="00878dca"/>
    </style:style>
    <style:style style:name="T200" style:family="text">
      <style:text-properties officeooo:rsid="00898952"/>
    </style:style>
    <style:style style:name="Sect1" style:family="section">
      <style:section-properties style:editable="false">
        <style:columns fo:column-count="1" fo:column-gap="0m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5.29mm" fo:text-indent="-6.35mm" fo:margin-left="15.29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1.64mm" fo:text-indent="-6.35mm" fo:margin-left="21.64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7.99mm" fo:text-indent="-6.35mm" fo:margin-left="27.99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4.34mm" fo:text-indent="-6.35mm" fo:margin-left="34.34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0.69mm" fo:text-indent="-6.35mm" fo:margin-left="40.69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7.04mm" fo:text-indent="-6.35mm" fo:margin-left="47.04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3.39mm" fo:text-indent="-6.35mm" fo:margin-left="53.39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9.74mm" fo:text-indent="-6.35mm" fo:margin-left="59.74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6.09mm" fo:text-indent="-6.35mm" fo:margin-left="66.09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2.44mm" fo:text-indent="-6.35mm" fo:margin-left="72.44m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6">МИНИСТЕРСТВО НАУКИ И ВЫСШЕГО ОБРАЗОВАНИЯ РФ</text:p>
      <text:p text:style-name="P4">ФЕДЕРАЛЬНОЕ ГОСУДАРСТВЕННОЕ АВТОНОМНОЕ ОБРАЗОВАТЕЛЬНОЕ УЧРЕЖДЕНИЕ ВЫСШЕГО ОБРАЗОВАНИЯ</text:p>
      <text:p text:style-name="P4">“НОВОСИБИРСКИЙ НАЦИОНАЛЬНЫЙ ИССЛЕДОВАТЕЛЬСКИЙ ГОСУДАРСТВЕННЫЙ УНИВЕРСИТЕТ”</text:p>
      <text:p text:style-name="P4">(НОВОСИБИРСКИЙ ГОСУДАРСТВ<text:span text:style-name="T8">Е</text:span>ННЫЙ УНИВЕРСИТЕТ, НГУ)</text:p>
      <text:p text:style-name="P4"/>
      <text:p text:style-name="P4">Факультет информационных технологий</text:p>
      <text:p text:style-name="P4">Кафедра систем информатики</text:p>
      <text:p text:style-name="P4"/>
      <text:p text:style-name="P4">Направление подготовки 09.03.01 Информатика и вычислительная техника</text:p>
      <text:p text:style-name="P4">Направленность (профиль): Компьютерные науки и системотехника</text:p>
      <text:p text:style-name="P4"/>
      <text:p text:style-name="P8">ВЫПУСКНАЯ КВАЛИФИКАЦИОННАЯ РАБОТА БАКАЛАВРА</text:p>
      <text:p text:style-name="P4"/>
      <text:p text:style-name="P4"><text:span text:style-name="T2">Савченко</text:span><text:span text:style-name="T1"> </text:span><text:span text:style-name="T2">Егора Владимировича</text:span></text:p>
      <text:p text:style-name="P4"/>
      <text:p text:style-name="P5">Тема работы: </text:p>
      <text:p text:style-name="P4"/>
      <text:p text:style-name="P12">РАЗРАБОТКА УЧЕБНОЙ СИСТЕМЫ ОЦЕНКИ СЛОЖНОСТИ ПЛАНОВ SQL ЗАПРОСОВ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9">“К защите допущен”</text:p>
            <text:p text:style-name="P6">Заведующий кафедрой: систем информатики</text:p>
            <text:p text:style-name="P6">ученая степень, звание: доктор физико-математических наук</text:p>
          </table:table-cell>
          <table:table-cell table:style-name="Таблица1.A1" office:value-type="string">
            <text:p text:style-name="P9">Руководитель ВКР</text:p>
            <text:p text:style-name="P6">ученая степень, звание: <text:span text:style-name="T7"><text:s/></text:span><text:span text:style-name="T6">к.ф-м.н</text:span></text:p>
            <text:p text:style-name="P6">должность, место работы в НГУ:<text:span text:style-name="T7"> </text:span><text:span text:style-name="T5">доцент кафедры СИ</text:span></text:p>
          </table:table-cell>
        </table:table-row>
        <table:table-row table:style-name="Таблица1.1">
          <table:table-cell table:style-name="Таблица1.A1" office:value-type="string">
            <text:p text:style-name="P6">Лаврентьев Михаил Михайлович / __________</text:p>
            <text:p text:style-name="P13">(ФИО) / (подпись)</text:p>
            <text:p text:style-name="P14">“_____”____________ 2024г.</text:p>
          </table:table-cell>
          <table:table-cell table:style-name="Таблица1.A1" office:value-type="string">
            <text:p text:style-name="P7"><text:span text:style-name="T4">Мигинский</text:span> <text:span text:style-name="T4">Денис Сергеевич </text:span>/ </text:p>
            <text:p text:style-name="P7">___________</text:p>
            <text:p text:style-name="P13">(ФИО) / (подпись)</text:p>
            <text:p text:style-name="P14">“_____”____________ 2024г.</text:p>
          </table:table-cell>
        </table:table-row>
        <table:table-row table:style-name="Таблица1.1">
          <table:table-cell table:style-name="Таблица1.A1" office:value-type="string">
            <text:p text:style-name="P3"/>
          </table:table-cell>
          <table:table-cell table:style-name="Таблица1.B3" office:value-type="string">
            <text:p text:style-name="P3"/>
          </table:table-cell>
        </table:table-row>
        <table:table-row table:style-name="Таблица1.1">
          <table:table-cell table:style-name="Таблица1.A1" office:value-type="string">
            <text:p text:style-name="P3"/>
          </table:table-cell>
          <table:table-cell table:style-name="Таблица1.B4" office:value-type="string">
            <text:p text:style-name="P3"/>
          </table:table-cell>
        </table:table-row>
      </table:table>
      <text:p text:style-name="P10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90">Оглавление</text:p>
          </text:index-title>
          <text:p text:style-name="P86"><text:a xlink:type="simple" xlink:href="#__RefHeading___Toc1149_1458253492" text:style-name="Index_20_Link" text:visited-style-name="Index_20_Link">ВВЕДЕНИЕ<text:tab/>3</text:a></text:p>
          <text:p text:style-name="P86"><text:a xlink:type="simple" xlink:href="#__RefHeading___Toc193_196251381" text:style-name="Index_20_Link" text:visited-style-name="Index_20_Link">ГЛАВА 1.<text:tab/>4</text:a></text:p>
          <text:p text:style-name="P87"><text:a xlink:type="simple" xlink:href="#__RefHeading___Toc3619_1624895549" text:style-name="Index_20_Link" text:visited-style-name="Index_20_Link">1.1 Цель<text:tab/>4</text:a></text:p>
          <text:p text:style-name="P87"><text:a xlink:type="simple" xlink:href="#__RefHeading___Toc3621_1624895549" text:style-name="Index_20_Link" text:visited-style-name="Index_20_Link">1.2 Для чего<text:tab/>4</text:a></text:p>
          <text:p text:style-name="P87"><text:a xlink:type="simple" xlink:href="#__RefHeading___Toc3623_1624895549" text:style-name="Index_20_Link" text:visited-style-name="Index_20_Link">1.3 Анализ области<text:tab/>4</text:a></text:p>
          <text:p text:style-name="P87"><text:a xlink:type="simple" xlink:href="#__RefHeading___Toc3625_1624895549" text:style-name="Index_20_Link" text:visited-style-name="Index_20_Link">1.4 Выдвигаемые к системе требования<text:tab/>4</text:a></text:p>
          <text:p text:style-name="P87"><text:a xlink:type="simple" xlink:href="#__RefHeading___Toc3627_1624895549" text:style-name="Index_20_Link" text:visited-style-name="Index_20_Link">1.5 Примеры использования<text:tab/>4</text:a></text:p>
          <text:p text:style-name="P87"><text:a xlink:type="simple" xlink:href="#__RefHeading___Toc3629_1624895549" text:style-name="Index_20_Link" text:visited-style-name="Index_20_Link">1.6 Возможности учебной системы<text:tab/>4</text:a></text:p>
          <text:p text:style-name="P86"><text:a xlink:type="simple" xlink:href="#__RefHeading___Toc3583_1624895549" text:style-name="Index_20_Link" text:visited-style-name="Index_20_Link">ГЛАВА 2. РЕАЛИЗАЦИЯ<text:tab/>5</text:a></text:p>
          <text:p text:style-name="P87"><text:a xlink:type="simple" xlink:href="#__RefHeading___Toc3585_1624895549" text:style-name="Index_20_Link" text:visited-style-name="Index_20_Link">2.1 Инструменты реализации<text:tab/>5</text:a></text:p>
          <text:p text:style-name="P88"><text:a xlink:type="simple" xlink:href="#__RefHeading___Toc967_2256393911" text:style-name="Index_20_Link" text:visited-style-name="Index_20_Link">2.1.1 Обоснование<text:tab/>5</text:a></text:p>
          <text:p text:style-name="P88"><text:a xlink:type="simple" xlink:href="#__RefHeading___Toc969_2256393911" text:style-name="Index_20_Link" text:visited-style-name="Index_20_Link">2.1.2 Поддержка<text:tab/>5</text:a></text:p>
          <text:p text:style-name="P88"><text:a xlink:type="simple" xlink:href="#__RefHeading___Toc971_2256393911" text:style-name="Index_20_Link" text:visited-style-name="Index_20_Link">2.1.3 Расширяемость<text:tab/>5</text:a></text:p>
          <text:p text:style-name="P88"><text:a xlink:type="simple" xlink:href="#__RefHeading___Toc980_22563939111" text:style-name="Index_20_Link" text:visited-style-name="Index_20_Link">2.1.4 Развертывание системы<text:tab/>5</text:a></text:p>
          <text:p text:style-name="P87"><text:a xlink:type="simple" xlink:href="#__RefHeading___Toc978_2256393911" text:style-name="Index_20_Link" text:visited-style-name="Index_20_Link">2.2 Архитектура<text:tab/>7</text:a></text:p>
          <text:p text:style-name="P88"><text:a xlink:type="simple" xlink:href="#__RefHeading___Toc980_2256393911" text:style-name="Index_20_Link" text:visited-style-name="Index_20_Link">2.2.1 Концептуальное представление модуля обработки<text:tab/>7</text:a></text:p>
          <text:p text:style-name="P88"><text:a xlink:type="simple" xlink:href="#__RefHeading___Toc982_2256393911" text:style-name="Index_20_Link" text:visited-style-name="Index_20_Link">2.2.2 Чтение данных<text:tab/>7</text:a></text:p>
          <text:p text:style-name="P88"><text:a xlink:type="simple" xlink:href="#__RefHeading___Toc984_2256393911" text:style-name="Index_20_Link" text:visited-style-name="Index_20_Link">2.2.3 Структуры отображения данных<text:tab/>8</text:a></text:p>
          <text:p text:style-name="P89"><text:a xlink:type="simple" xlink:href="#__RefHeading___Toc1331_1340521475" text:style-name="Index_20_Link" text:visited-style-name="Index_20_Link">2.2.3.1 Таблицы<text:tab/>8</text:a></text:p>
          <text:p text:style-name="P89"><text:a xlink:type="simple" xlink:href="#__RefHeading___Toc1333_1340521475" text:style-name="Index_20_Link" text:visited-style-name="Index_20_Link">2.2.3.2 Индексы<text:tab/>8</text:a></text:p>
          <text:p text:style-name="P88"><text:a xlink:type="simple" xlink:href="#__RefHeading___Toc986_2256393911" text:style-name="Index_20_Link" text:visited-style-name="Index_20_Link">2.2.4 Библиотеки<text:tab/>8</text:a></text:p>
          <text:p text:style-name="P88"><text:a xlink:type="simple" xlink:href="#__RefHeading___Toc988_2256393911" text:style-name="Index_20_Link" text:visited-style-name="Index_20_Link">2.2.5 Интерфейс взаимодействия с клиентом системы<text:tab/>9</text:a></text:p>
          <text:p text:style-name="P87"><text:a xlink:type="simple" xlink:href="#__RefHeading___Toc990_2256393911" text:style-name="Index_20_Link" text:visited-style-name="Index_20_Link">2.3 Операции над данными<text:tab/>10</text:a></text:p>
          <text:p text:style-name="P88"><text:a xlink:type="simple" xlink:href="#__RefHeading___Toc2349_1624895549" text:style-name="Index_20_Link" text:visited-style-name="Index_20_Link">2.3.1 Поддерживаемые операции<text:tab/>10</text:a></text:p>
          <text:p text:style-name="P88"><text:a xlink:type="simple" xlink:href="#__RefHeading___Toc2351_1624895549" text:style-name="Index_20_Link" text:visited-style-name="Index_20_Link">2.3.2 Группы операций<text:tab/>11</text:a></text:p>
          <text:p text:style-name="P88"><text:a xlink:type="simple" xlink:href="#__RefHeading___Toc2353_1624895549" text:style-name="Index_20_Link" text:visited-style-name="Index_20_Link">2.3.3 Реализация операций<text:tab/>11</text:a></text:p>
          <text:p text:style-name="P89"><text:a xlink:type="simple" xlink:href="#__RefHeading___Toc2355_1624895549" text:style-name="Index_20_Link" text:visited-style-name="Index_20_Link">2.3.3.1 Реализация операции «Where»<text:tab/>11</text:a></text:p>
          <text:p text:style-name="P89"><text:a xlink:type="simple" xlink:href="#__RefHeading___Toc2357_1624895549" text:style-name="Index_20_Link" text:visited-style-name="Index_20_Link">2.3.3.2 Реализация операции «Join»<text:tab/>11</text:a></text:p>
          <text:p text:style-name="P89"><text:a xlink:type="simple" xlink:href="#__RefHeading___Toc2359_1624895549" text:style-name="Index_20_Link" text:visited-style-name="Index_20_Link">2.3.3.3 Реализация операции «OrderBy»<text:tab/>12</text:a></text:p>
          <text:p text:style-name="P89"><text:a xlink:type="simple" xlink:href="#__RefHeading___Toc2361_1624895549" text:style-name="Index_20_Link" text:visited-style-name="Index_20_Link">2.3.3.3 Реализация операции «GroupBy»<text:tab/>12</text:a></text:p>
          <text:p text:style-name="P87"><text:a xlink:type="simple" xlink:href="#__RefHeading___Toc2404_1624895549" text:style-name="Index_20_Link" text:visited-style-name="Index_20_Link">2.4 Обработчик запросов/подзапросов<text:tab/>13</text:a></text:p>
          <text:p text:style-name="P87"><text:a xlink:type="simple" xlink:href="#__RefHeading___Toc957_2256393911" text:style-name="Index_20_Link" text:visited-style-name="Index_20_Link">2.5 Значения<text:tab/>14</text:a></text:p>
          <text:p text:style-name="P88"><text:a xlink:type="simple" xlink:href="#__RefHeading___Toc994_2256393911" text:style-name="Index_20_Link" text:visited-style-name="Index_20_Link">2.5.1 Типы данных<text:tab/>14</text:a></text:p>
          <text:p text:style-name="P88"><text:a xlink:type="simple" xlink:href="#__RefHeading___Toc996_2256393911" text:style-name="Index_20_Link" text:visited-style-name="Index_20_Link">2.5.2 Полиморфизм типов<text:tab/>15</text:a></text:p>
          <text:p text:style-name="P87"><text:a xlink:type="simple" xlink:href="#__RefHeading___Toc683_196251381" text:style-name="Index_20_Link" text:visited-style-name="Index_20_Link">2.6 Выражение<text:tab/>16</text:a></text:p>
          <text:p text:style-name="P88"><text:a xlink:type="simple" xlink:href="#__RefHeading___Toc273_3727507447" text:style-name="Index_20_Link" text:visited-style-name="Index_20_Link">2.6.1 Обработка выражений<text:tab/>16</text:a></text:p>
          <text:p text:style-name="P89"><text:a xlink:type="simple" xlink:href="#__RefHeading___Toc273_37275074471" text:style-name="Index_20_Link" text:visited-style-name="Index_20_Link">2.6.1.1 Проверка на корректность<text:tab/>17</text:a></text:p>
          <text:p text:style-name="P89"><text:a xlink:type="simple" xlink:href="#__RefHeading___Toc273_372750744711" text:style-name="Index_20_Link" text:visited-style-name="Index_20_Link">2.6.1.2 Проверка на зависимость от контекста<text:tab/>17</text:a></text:p>
          <text:p text:style-name="P89"><text:a xlink:type="simple" xlink:href="#__RefHeading___Toc273_3727507447111" text:style-name="Index_20_Link" text:visited-style-name="Index_20_Link">2.6.1.3 Внедрение данных<text:tab/>17</text:a></text:p>
          <text:p text:style-name="P89"><text:a xlink:type="simple" xlink:href="#__RefHeading___Toc273_37275074471111" text:style-name="Index_20_Link" text:visited-style-name="Index_20_Link">2.6.1.4 Вычисление выражений<text:tab/>17</text:a></text:p>
          <text:p text:style-name="P87"><text:a xlink:type="simple" xlink:href="#__RefHeading___Toc998_2256393911" text:style-name="Index_20_Link" text:visited-style-name="Index_20_Link">2.7 Индексирование данных<text:tab/>19</text:a></text:p>
          <text:p text:style-name="P87"><text:a xlink:type="simple" xlink:href="#__RefHeading___Toc1000_2256393911" text:style-name="Index_20_Link" text:visited-style-name="Index_20_Link">2.8 Ленивость<text:tab/>20</text:a></text:p>
          <text:p text:style-name="P88"><text:a xlink:type="simple" xlink:href="#__RefHeading___Toc2226_1624895549" text:style-name="Index_20_Link" text:visited-style-name="Index_20_Link">2.8.1 Ленивость операции сочленения данных<text:tab/>20</text:a></text:p>
          <text:p text:style-name="P87"><text:a xlink:type="simple" xlink:href="#__RefHeading___Toc1002_2256393911" text:style-name="Index_20_Link" text:visited-style-name="Index_20_Link">2.9 Кеширование запросов<text:tab/>21</text:a></text:p>
          <text:p text:style-name="P88"><text:a xlink:type="simple" xlink:href="#__RefHeading___Toc2228_1624895549" text:style-name="Index_20_Link" text:visited-style-name="Index_20_Link">2.9.1 Реализация кеширования запросов<text:tab/>21</text:a></text:p>
          <text:p text:style-name="P88"><text:a xlink:type="simple" xlink:href="#__RefHeading___Toc2230_1624895549" text:style-name="Index_20_Link" text:visited-style-name="Index_20_Link">2.9.2 Ленивость и кеширование<text:tab/>22</text:a></text:p>
          <text:p text:style-name="P87"><text:a xlink:type="simple" xlink:href="#__RefHeading___Toc1335_1340521475" text:style-name="Index_20_Link" text:visited-style-name="Index_20_Link">2.10 Оценка сложности<text:tab/>23</text:a></text:p>
          <text:p text:style-name="P87"><text:a xlink:type="simple" xlink:href="#__RefHeading___Toc1701_770649681" text:style-name="Index_20_Link" text:visited-style-name="Index_20_Link">2.11 Обработка ошибок пользователя<text:tab/>24</text:a></text:p>
          <text:p text:style-name="P88"><text:soft-page-break/><text:a xlink:type="simple" xlink:href="#__RefHeading___Toc1775_770649681" text:style-name="Index_20_Link" text:visited-style-name="Index_20_Link">2.11.1 Структурные ошибки<text:tab/>24</text:a></text:p>
          <text:p text:style-name="P88"><text:a xlink:type="simple" xlink:href="#__RefHeading___Toc1777_770649681" text:style-name="Index_20_Link" text:visited-style-name="Index_20_Link">2.11.2 Семантические ошибки<text:tab/>24</text:a></text:p>
          <text:p text:style-name="P86"><text:a xlink:type="simple" xlink:href="#__RefHeading___Toc1151_1458253492" text:style-name="Index_20_Link" text:visited-style-name="Index_20_Link">ЗАКЛЮЧЕНИЕ<text:tab/>26</text:a></text:p>
          <text:p text:style-name="P86"><text:a xlink:type="simple" xlink:href="#__RefHeading___Toc1153_1458253492" text:style-name="Index_20_Link" text:visited-style-name="Index_20_Link">ИСТОЧНИКИ<text:tab/>27</text:a></text:p>
          <text:p text:style-name="P86"><text:a xlink:type="simple" xlink:href="#__RefHeading___Toc1155_1458253492" text:style-name="Index_20_Link" text:visited-style-name="Index_20_Link">ГЛОССАРИЙ<text:tab/>28</text:a></text:p>
          <text:p text:style-name="P86"><text:a xlink:type="simple" xlink:href="#__RefHeading___Toc1157_1458253492" text:style-name="Index_20_Link" text:visited-style-name="Index_20_Link">ПРИЛОЖЕНИЕ<text:tab/>32</text:a></text:p>
        </text:index-body>
      </text:table-of-content>
      <text:h text:style-name="Heading_20_1" text:outline-level="1" text:is-list-header="true"/>
      <text:h text:style-name="P112" text:outline-level="1"><text:bookmark-start text:name="__RefHeading___Toc1149_1458253492"/>ВВЕДЕНИЕ<text:bookmark-end text:name="__RefHeading___Toc1149_1458253492"/></text:h>
      <text:p text:style-name="Text_20_body"/>
      <text:h text:style-name="P112" text:outline-level="1"><text:bookmark-start text:name="__RefHeading___Toc193_196251381"/>ГЛАВА 1.<text:bookmark-end text:name="__RefHeading___Toc193_196251381"/></text:h>
      <text:h text:style-name="Heading_20_2" text:outline-level="2"><text:bookmark-start text:name="__RefHeading___Toc3619_1624895549"/>1.1 Цель<text:bookmark-end text:name="__RefHeading___Toc3619_1624895549"/></text:h>
      <text:h text:style-name="Heading_20_2" text:outline-level="2"><text:bookmark-start text:name="__RefHeading___Toc3621_1624895549"/>1.2 Для чего<text:bookmark-end text:name="__RefHeading___Toc3621_1624895549"/></text:h>
      <text:h text:style-name="Heading_20_2" text:outline-level="2"><text:bookmark-start text:name="__RefHeading___Toc3623_1624895549"/>1.3 <text:span text:style-name="T200">Анализ области</text:span><text:bookmark-end text:name="__RefHeading___Toc3623_1624895549"/></text:h>
      <text:h text:style-name="Heading_20_2" text:outline-level="2"><text:bookmark-start text:name="__RefHeading___Toc3625_1624895549"/>1.<text:span text:style-name="T200">4</text:span> <text:span text:style-name="T200">Выдвигаемые к системе т</text:span>ребования<text:bookmark-end text:name="__RefHeading___Toc3625_1624895549"/></text:h>
      <text:h text:style-name="Heading_20_2" text:outline-level="2"><text:bookmark-start text:name="__RefHeading___Toc3627_1624895549"/>1.<text:span text:style-name="T200">5</text:span> Примеры использования<text:bookmark-end text:name="__RefHeading___Toc3627_1624895549"/></text:h>
      <text:h text:style-name="Heading_20_2" text:outline-level="2"><text:bookmark-start text:name="__RefHeading___Toc3629_1624895549"/>1.<text:span text:style-name="T200">6</text:span> Возможности учебной систем<text:span text:style-name="T200">ы</text:span><text:bookmark-end text:name="__RefHeading___Toc3629_1624895549"/></text:h>
      <text:p text:style-name="P105">Хотел бы кратко рассказать о возможностях: на каком устройстве и какой объем данных можно обрабатывать (привести результаты тестов, мне кажется, это интересно). </text:p>
      <text:p text:style-name="P11"/>
      <text:h text:style-name="P113" text:outline-level="1"><text:bookmark-start text:name="__RefHeading___Toc3583_1624895549"/>ГЛАВА 2. РЕАЛИЗАЦИЯ<text:bookmark-end text:name="__RefHeading___Toc3583_1624895549"/></text:h>
      <text:h text:style-name="Heading_20_2" text:outline-level="2"><text:bookmark-start text:name="__RefHeading___Toc3585_1624895549"/>2.1 Инструменты реализации<text:bookmark-end text:name="__RefHeading___Toc3585_1624895549"/></text:h>
      <text:p text:style-name="P52">В качестве основного инструмента реализации было принято решение использовать язык java.</text:p>
      <text:h text:style-name="P117" text:outline-level="3"><text:bookmark-start text:name="__RefHeading___Toc967_2256393911"/>2.1.1 Обоснование<text:bookmark-end text:name="__RefHeading___Toc967_2256393911"/></text:h>
      <text:p text:style-name="P53"><text:s/><text:span text:style-name="T179">Это решение обусловлено наличием строгой типизации, объектно ориентированной природой языка, а также сравнительно высокой производительностью, относительно трудозатрат в написании кода. Кроме вышеперечисленных плюсов, язык java может похвастаться широким охватом различных сфер программирования и, как следствие, наличием внушительной обвязки. Всё вышеперечисленное и повлияло на окончательный выбор языка java в качестве основной платформы разработки </text:span><text:span text:style-name="T41">учебной системы</text:span><text:span text:style-name="T180">.</text:span></text:p>
      <text:h text:style-name="Heading_20_3" text:outline-level="3"><text:bookmark-start text:name="__RefHeading___Toc969_2256393911"/>2.1.2 Поддержка<text:bookmark-end text:name="__RefHeading___Toc969_2256393911"/></text:h>
      <text:h text:style-name="Heading_20_3" text:outline-level="3"><text:bookmark-start text:name="__RefHeading___Toc971_2256393911"/>2.1.3 Расширяемость<text:bookmark-end text:name="__RefHeading___Toc971_2256393911"/></text:h>
      <text:p text:style-name="P68">При планировании реализации <text:span text:style-name="T10">учебной системы</text:span><text:span text:style-name="T71"> была заложена ключевая идея — разнесение логики составления </text:span><text:span text:style-name="T10">запроса</text:span><text:span text:style-name="T71"> и логики по его обработке. </text:span><text:span text:style-name="T108">Обуславливается такое решение нежеланием принуждать пользователя изучать конкретный язык программирования (Java) для изучения принципов работы команд и операторов SQL и тренировки в построении планов запросов. </text:span></text:p>
      <text:p text:style-name="P68"><text:span text:style-name="T42">Клиент системы</text:span><text:span text:style-name="T108"> может быть реализован на любом удобном в учебных целях языке программирования. Взаимодействие между клиентом и «ядром» (или обработчиком </text:span><text:span text:style-name="T42">запросов)</text:span><text:span text:style-name="T108"> происходит посредством </text:span><text:span text:style-name="T42">программного канала</text:span><text:span text:style-name="T109">.</text:span></text:p>
      <text:p text:style-name="P69"><text:span text:style-name="T71">Иными словами, в заложена ключевая точка интеграции, определяющая интерфейс взаимодействия с </text:span><text:span text:style-name="T10">учебной системой</text:span><text:span text:style-name="T71">.</text:span></text:p>
      <text:h text:style-name="P118" text:outline-level="3"><text:bookmark-start text:name="__RefHeading___Toc980_22563939111"/><text:span text:style-name="T97">2.</text:span><text:span text:style-name="T98">1</text:span><text:span text:style-name="T97">.</text:span><text:span text:style-name="T98">4</text:span><text:span text:style-name="T97"> </text:span><text:span text:style-name="T98">Развертывание системы</text:span><text:bookmark-end text:name="__RefHeading___Toc980_22563939111"/></text:h>
      <text:p text:style-name="P54"><text:span text:style-name="T71">При подходе, когда </text:span><text:span text:style-name="T10">клиент системы</text:span><text:span text:style-name="T71">, и сама система реализованы на разных языках программирования, довольно остро встает вопрос развертывания системы на клиентских устройствах. Для работы клиента необходимо одно программное окружение, для работы самой </text:span><text:span text:style-name="T10">учебной </text:span><text:soft-page-break/><text:span text:style-name="T10">системы</text:span><text:span text:style-name="T71"> — другое, помимо всего прочего еще должен быть установлен сервер базы данных (также, необходимо дать возможность удобно конфигурировать сами таблицы реляционных данных</text:span><text:span text:style-name="T99">: например, </text:span><text:span text:style-name="T71">путем загрузки образа </text:span><text:span text:style-name="T99">в</text:span><text:span text:style-name="T71"> баз</text:span><text:span text:style-name="T99">у данных</text:span><text:span text:style-name="T71">). </text:span></text:p>
      <text:p text:style-name="P55">Для решения этой задачи предлагается использовать решение контейнеризации программного обеспечения, <text:span text:style-name="T180">такое как</text:span> Docker. <text:span text:style-name="T180">Оно</text:span> позволит <text:s text:c="2"/>упаковать у<text:span text:style-name="T10">чебную систему</text:span> и базу данных в контейнер. <text:span text:style-name="T180">К</text:span>онфигурировать контейнер предлагается следующим образом: перед запуском контейнера в него копируется образ необходимой базы данных, а при запуске сервера базы данных внутри контейнера, этот образ будет автоматически применяться, кроме того, нужно будет активировать форвардинг портов для возможности вызова клиента из вне контейнера. </text:p>
      <text:p text:style-name="P55">Предложенный подход развертывания позволит <text:span text:style-name="T166">скрыть от конечного пользователя</text:span> большую часть <text:span text:style-name="T166">реализации и упростить интерфейс взаимодействия с </text:span><text:span text:style-name="T32">учебной системой</text:span><text:span text:style-name="T166">. Однако подход с контейнеризацией неудобен тем, что требует установки дополнительного программного обеспечения и базовых навыков работы с ним.</text:span></text:p>
      <text:h text:style-name="P114" text:outline-level="2" text:is-list-header="true"><text:bookmark-start text:name="__RefHeading___Toc978_2256393911"/>2.2 Архитектура<text:bookmark-end text:name="__RefHeading___Toc978_2256393911"/></text:h>
      <text:p text:style-name="P52">Глобально система состоит из трех модулей: модуль работы с базой данных, модуль обработки <text:span text:style-name="T10">запросов</text:span><text:span text:style-name="T71"> и модуль отвечающий за сериализацию/десериализацию. Планируется, что систему можно интегрировать с любым </text:span><text:span text:style-name="T10">клиентом </text:span><text:span text:style-name="T31">системы</text:span><text:span text:style-name="T97">, что позволит не привязывать учебный план к конкретному языку программирования и расширить кругозор конечного пользователя (например реализовав клиента на функциональном языке программирования). </text:span></text:p>
      <text:h text:style-name="Heading_20_3" text:outline-level="3"><text:bookmark-start text:name="__RefHeading___Toc980_2256393911"/>2.2.1 Концептуальное представление <text:span text:style-name="T165">модуля обработки</text:span><text:bookmark-end text:name="__RefHeading___Toc980_2256393911"/></text:h>
      <text:p text:style-name="P58"><text:tab/>Каждая операция по обработке реляционных данных переводит данные из начального состояния (таблица 1) в некоторое другое состояние (таблица 2). Такое упрощение позволяет выделить единый интерфейс, который будет реализовываться каждой <text:span text:style-name="T10">операцией над данными</text:span><text:span text:style-name="T71">. </text:span><text:span text:style-name="T101">В дополнение, если входной и выходной тип данных (таблица) для каждой из определенных операций одинаков, </text:span><text:span text:style-name="T34">операции над данными</text:span><text:span text:style-name="T101"> можно связывать в любой последовательности (практически в любой: любая последовательность операций должна начинаться с операции «From», так как она формирует изначальную таблицу), а это как раз и требуется при создании </text:span><text:span text:style-name="T34">учебного инструмента</text:span><text:span text:style-name="T101"> по </text:span><text:span text:style-name="T109">оцениванию </text:span><text:span text:style-name="T101">планов </text:span><text:span text:style-name="T109">SQL </text:span><text:span text:style-name="T101">запросов.</text:span></text:p>
      <text:p text:style-name="P58"><text:span text:style-name="T101"><text:tab/></text:span><text:span text:style-name="T109">В</text:span><text:span text:style-name="T101"> качестве результата работы программы пользователь получает множество (неупорядоченную таблицу) реляционных данных и некий результат оценки сложности исполненного </text:span><text:span text:style-name="T34">запроса</text:span><text:span text:style-name="T101">.</text:span></text:p>
      <text:h text:style-name="Heading_20_3" text:outline-level="3"><text:bookmark-start text:name="__RefHeading___Toc982_2256393911"/>2.2.<text:span text:style-name="T164">2</text:span> Чтение данных<text:bookmark-end text:name="__RefHeading___Toc982_2256393911"/></text:h>
      <text:p text:style-name="P56"><text:span text:style-name="T166">Чтение данных происходит из сервера базы данных при запуске </text:span><text:span text:style-name="T32">учебной системы</text:span><text:span text:style-name="T166">. Конфигурация подключения и (некоторые другие параметры) задаются в специальном файле. Чтение данных происходит посредством JDBC (Java Database Connectivity), что позволяет использовать практически любую промышленную базу данных </text:span><text:span text:style-name="T181">при использовании соответствующего драйвера</text:span><text:span text:style-name="T166">. </text:span></text:p>
      <text:p text:style-name="P57">Изначально происходит лишь чтение заголовков таблиц, а также некоторой сопутствующей метаинформации (типов данных, индексов, объем таблиц). Сами данные таблиц на этом этапе не считываются. Из заголовков и метаинформации строится отображение данных в оперативную память (п 2.2.3). </text:p>
      <text:p text:style-name="P57"><text:soft-page-break/>Данные из базы запрашиваются <text:span text:style-name="T10">лениво</text:span> и по мере необходимости. Чтение таблиц происходит небольшими группами по 100 строк (параметр конфигурируемый). Такой подход в загрузке данных позволяет держать в оперативной памяти только необходимые для обработчика данные, это положительно скажется на общей производительности <text:span text:style-name="T10">учебной систем</text:span><text:span text:style-name="T33">ы</text:span><text:span text:style-name="T100">, а чтение данных группами предотвратит излишнее клиент-серверное взаимодействие между </text:span><text:span text:style-name="T33">учебной системой</text:span><text:span text:style-name="T100"> и сервером баз данных.</text:span></text:p>
      <text:h text:style-name="Heading_20_3" text:outline-level="3"><text:bookmark-start text:name="__RefHeading___Toc984_2256393911"/>2.2.<text:span text:style-name="T164">3</text:span> Структуры отображения данных<text:bookmark-end text:name="__RefHeading___Toc984_2256393911"/></text:h>
      <text:h text:style-name="Heading_20_4" text:outline-level="4"><text:bookmark-start text:name="__RefHeading___Toc1331_1340521475"/>2.2.3.1 Таблицы<text:bookmark-end text:name="__RefHeading___Toc1331_1340521475"/></text:h>
      <text:p text:style-name="P59">Основная структура отображения данных в оперативную память — таблица данных. Таблица данных бывает «простой»: в качестве основной структуры данных используется список, и «<text:span text:style-name="T10">ленивой</text:span>»: в качестве основной структуры данных используется «поток данных» (Java Stream Api). При чтении и в процессе обработки данных используется «<text:span text:style-name="T10">ленивая</text:span><text:span text:style-name="T71">»</text:span> реализация таблицы, при формировании результата (ответа <text:span text:style-name="T10">клиенту системы</text:span>) «<text:span text:style-name="T10">ленивая</text:span>» таблица модифицируется в «простую».</text:p>
      <text:p text:style-name="P59">Помимо данных таблицы содержат в себе информацию о наименовании колонок, <text:span text:style-name="T168">названии таблицы, а также о индексах.</text:span></text:p>
      <text:h text:style-name="Heading_20_4" text:outline-level="4"><text:bookmark-start text:name="__RefHeading___Toc1333_1340521475"/>2.2.3.2 Индексы<text:bookmark-end text:name="__RefHeading___Toc1333_1340521475"/></text:h>
      <text:p text:style-name="P22">Индекс<text:span text:style-name="T71"> — это некоторая структура, являющаяся отражением индексирования данных в базе данных, либо заданная пользователем посредством применения соответствующей </text:span>операции над данными<text:span text:style-name="T71">, создаваемая с целью повышения производительности поиска, фильтрации, выборки данных.</text:span></text:p>
      <text:p text:style-name="P60"><text:span text:style-name="T71">В </text:span><text:span text:style-name="T10">учебной системе</text:span><text:span text:style-name="T71"> есть несколько разновидностей индексов, каждая их которых организует ссылки на строки данных из таблиц по-своему: с использованием </text:span><text:span text:style-name="T10">хе</text:span><text:span text:style-name="T35">ш</text:span><text:span text:style-name="T10">-таблицы</text:span><text:span text:style-name="T71">, с использованием </text:span><text:span text:style-name="T13">дерева поиска</text:span><text:span text:style-name="T73">, с помощью </text:span><text:span text:style-name="T20">битовой карты</text:span><text:span text:style-name="T81">.</text:span></text:p>
      <text:h text:style-name="Heading_20_3" text:outline-level="3"><text:bookmark-start text:name="__RefHeading___Toc986_2256393911"/>2.2.<text:span text:style-name="T164">4</text:span> Библ<text:span text:style-name="T171">и</text:span>отеки<text:bookmark-end text:name="__RefHeading___Toc986_2256393911"/></text:h>
      <text:p text:style-name="P62">При реализации <text:span text:style-name="T10">учебной системы</text:span> использовались следующие библиотеки для языка программирования Java: </text:p>
      <text:list xml:id="list3371022446" text:style-name="L1">
        <text:list-item>
          <text:p text:style-name="P122">JDBC <text:span text:style-name="T170">(postgresql-driver); lля подключения к серверу базы данных PostgreSql.</text:span></text:p>
        </text:list-item>
        <text:list-item>
          <text:p text:style-name="P123"><text:soft-page-break/>Apache commons (lang3, collections4); для использования готовых утилит по работе с коллекциями и др.</text:p>
        </text:list-item>
        <text:list-item>
          <text:p text:style-name="P123">Jackson (core, annotations, databind); для конфигурации схемы Data Transfer Object — объекта передачи данных.</text:p>
        </text:list-item>
        <text:list-item>
          <text:p text:style-name="P123">Junit (harmcrest-core, junit4); для фиксирования поведения <text:span text:style-name="T10">учебной системы</text:span> были написаны интеграционные тесты.</text:p>
        </text:list-item>
        <text:list-item>
          <text:p text:style-name="P123">Jsonscheme-generator-4, Slf4j; для генерации схемы JSON.</text:p>
        </text:list-item>
      </text:list>
      <text:h text:style-name="Heading_20_3" text:outline-level="3"><text:bookmark-start text:name="__RefHeading___Toc988_2256393911"/>2.2.<text:span text:style-name="T164">5</text:span> <text:span text:style-name="T169">Интерфейс взаимодействия с клиентом системы</text:span><text:bookmark-end text:name="__RefHeading___Toc988_2256393911"/></text:h>
      <text:p text:style-name="P61"><text:span text:style-name="T169">Взаимодействие между </text:span><text:span text:style-name="T35">клиентом системы</text:span><text:span text:style-name="T102"> и </text:span><text:span text:style-name="T35">учебной системы</text:span><text:span text:style-name="T102"> определяется схемой </text:span><text:span text:style-name="T103">JSON</text:span><text:span text:style-name="T102"> (JavaSctipt Object Notation) - объекта. Иными словами, определена схема объекта, и при вызове </text:span><text:span text:style-name="T35">учебного инструмента</text:span><text:span text:style-name="T102"> посредством программного канала происходит </text:span><text:span text:style-name="T103">процесс </text:span><text:span text:style-name="T36">десериализации</text:span><text:span text:style-name="T103"> объекта, после чего происходит процесс проверки полученного объекта на корректность с помощью определенной схемы JSON. Если объект корректен, он передается в обработчик </text:span><text:span text:style-name="T36">запроса,</text:span><text:span text:style-name="T103"> если нет — происходит исключительная ситуация. </text:span></text:p>
      <text:p text:style-name="P42">Определение схемы ожидаемого объекта, а также проверка десериализованного объекта на корректность производится с помощью библиотеки «Jackson-databind», путем задания соответствующей конфигурации.</text:p>
      <text:h text:style-name="P115" text:outline-level="2" text:is-list-header="true"><text:bookmark-start text:name="__RefHeading___Toc990_2256393911"/>2.3 Операции над данными<text:bookmark-end text:name="__RefHeading___Toc990_2256393911"/></text:h>
      <text:p text:style-name="P94"><text:span text:style-name="T10">Операция над данными</text:span> — основная единица модификации данных в рамках <text:span text:style-name="T10">учебной системы</text:span><text:span text:style-name="T71">. </text:span><text:span text:style-name="T126">С точки зрения </text:span><text:span text:style-name="T129">концептуального представления в рамках </text:span><text:span text:style-name="T60">учебной системы</text:span><text:span text:style-name="T129">, </text:span><text:span text:style-name="T60">операция над данными</text:span><text:span text:style-name="T129"> </text:span><text:span text:style-name="T126">— это </text:span><text:span text:style-name="T71">интерфейс, </text:span><text:span text:style-name="T126">обладающий следующим поведением: принимает на вход </text:span><text:span text:style-name="T57">ленивую таблицу</text:span><text:span text:style-name="T126"> и возвращает кортеж, состоящий из </text:span><text:span text:style-name="T128">другой (</text:span><text:span text:style-name="T126">модифицированной</text:span><text:span text:style-name="T128">)</text:span><text:span text:style-name="T126"> ленивой таблицы и некого объекта, инкапсулирующего информацию о сложности выполнения конкретной </text:span><text:span text:style-name="T57">операции над данными</text:span><text:span text:style-name="T126">.</text:span></text:p>
      <text:h text:style-name="Heading_20_3" text:outline-level="3"><text:bookmark-start text:name="__RefHeading___Toc2349_1624895549"/>2.3.1 <text:span text:style-name="T194">Поддерживаемые</text:span> операци<text:span text:style-name="T194">и</text:span><text:bookmark-end text:name="__RefHeading___Toc2349_1624895549"/></text:h>
      <text:p text:style-name="P91"><text:span text:style-name="T10">Учебный инструмент</text:span> поддерживает все основные операции по выборке и модификиции представления реляционных данных, <text:span text:style-name="T192">существующие</text:span> в стандарте SQL, <text:span text:style-name="T192">а также некоторые другие операци:</text:span></text:p>
      <text:list xml:id="list2543864136" text:style-name="L2">
        <text:list-item>
          <text:p text:style-name="P124">From</text:p>
        </text:list-item>
        <text:list-item>
          <text:p text:style-name="P124">Select</text:p>
        </text:list-item>
        <text:list-item>
          <text:p text:style-name="P124">Distinct</text:p>
        </text:list-item>
        <text:list-item>
          <text:p text:style-name="P124">Where</text:p>
        </text:list-item>
        <text:list-item>
          <text:p text:style-name="P124">Join (Full, Inner, Left, Right)</text:p>
        </text:list-item>
        <text:list-item>
          <text:p text:style-name="P124">Group<text:span text:style-name="T192">B</text:span>y</text:p>
        </text:list-item>
        <text:list-item>
          <text:p text:style-name="P124">Order<text:span text:style-name="T192">B</text:span>y</text:p>
        </text:list-item>
        <text:list-item>
          <text:p text:style-name="P124"><text:span text:style-name="T192">L</text:span>imit</text:p>
        </text:list-item>
        <text:list-item>
          <text:p text:style-name="P124">Offset</text:p>
        </text:list-item>
        <text:list-item>
          <text:p text:style-name="P124">Alias</text:p>
        </text:list-item>
        <text:list-item>
          <text:p text:style-name="P124">ConstructIndex</text:p>
        </text:list-item>
      </text:list>
      <text:p text:style-name="P92"><text:tab/><text:span text:style-name="T192">Список выше — конкретные классы, реализующие интерфейс </text:span><text:span text:style-name="T58">операции <text:s/>над данными</text:span><text:span text:style-name="T127">. При десериализации пользовательского запроса, создаются экземпляры этих классов и полученная структура передается в </text:span><text:span text:style-name="T58">обработчик запроса</text:span><text:span text:style-name="T127">. В основном все операции имеют схожий с написанием запроса к </text:span><text:span text:style-name="T128">базам</text:span><text:span text:style-name="T127"> данных интерфейс определения: при создании операции «From» указывается наименование таблицы, откуда следует брать данные, при создании операции «Where» указывается выражение, по которому необходимо производить фильтрацию данных </text:span><text:span text:style-name="T128">и т.д.</text:span><text:span text:style-name="T127"> . </text:span><text:span text:style-name="T128">Однако некоторые </text:span><text:soft-page-break/><text:span text:style-name="T59">операции над данными</text:span><text:span text:style-name="T128"> несколько расширяют «стандартный» (используемый при создании запросов к системам баз данных) интерфейс определения: например операция «Join» помимо таблицы (с которой будет сочленяться текущий поток данных) и выражения, требует еще и стратегию сочленения.</text:span></text:p>
      <text:p text:style-name="P92"><text:span text:style-name="T128"><text:tab/></text:span><text:span text:style-name="T59">Операции над данными</text:span><text:span text:style-name="T128"> выполняются в той последовательности, в которой их задал пользователь. Операции могут встречаться в </text:span><text:span text:style-name="T59">запросе</text:span><text:span text:style-name="T128"> любое число раз и в любой </text:span><text:span text:style-name="T129">очередности</text:span><text:span text:style-name="T128"> (исключение — операция «From», так как она формирует поток данных и в рамках одной ветки плана запроса может встречаться </text:span><text:span text:style-name="T129">лишь </text:span><text:span text:style-name="T128">единажды и находиться только на начальной позиции).</text:span></text:p>
      <text:h text:style-name="P119" text:outline-level="3"><text:bookmark-start text:name="__RefHeading___Toc2351_1624895549"/>2.3.<text:span text:style-name="T193">2</text:span> <text:span text:style-name="T193">Группы операций</text:span><text:bookmark-end text:name="__RefHeading___Toc2351_1624895549"/></text:h>
      <text:p text:style-name="P95"><text:tab/><text:span text:style-name="T193">В рамках реализации </text:span><text:span text:style-name="T60">учебной системы</text:span><text:span text:style-name="T129"> существует разделение всех </text:span><text:span text:style-name="T60">операций над данными</text:span><text:span text:style-name="T129"> на группы: ленивые / убивающие ленивость </text:span><text:span text:style-name="T130">(раздел 2.7)</text:span><text:span text:style-name="T129">, простые / сложные </text:span><text:span text:style-name="T130">(операции, требующие в качестве параметра </text:span><text:span text:style-name="T61">обработчик запроса</text:span><text:span text:style-name="T130">)</text:span><text:span text:style-name="T129">. </text:span><text:span text:style-name="T130">Такое разделение позволяет сузить список параметров метода исполнения конкретной операции до минимума, что улучшает читаемость кода.</text:span></text:p>
      <text:h text:style-name="Heading_20_3" text:outline-level="3"><text:bookmark-start text:name="__RefHeading___Toc2353_1624895549"/><text:span text:style-name="T130">2.</text:span><text:span text:style-name="T71">3.3 Реализация операций</text:span><text:bookmark-end text:name="__RefHeading___Toc2353_1624895549"/></text:h>
      <text:p text:style-name="P96">В целом, при описанной декомпозиции структур данных и <text:span text:style-name="T71">операций над ними, реализация единичной </text:span><text:span text:style-name="T10">операции над данными</text:span><text:span text:style-name="T71"> — довольно тривиальная задача </text:span><text:span text:style-name="T131">(за небольшим исключением)</text:span><text:span text:style-name="T71">, в некоторых случаях (Limit, Offset), ограничивающаяся </text:span><text:span text:style-name="T131">лишь </text:span><text:span text:style-name="T71">вызовом соответствующего метода для потока данных. </text:span><text:span text:style-name="T131">Поэтому, реализация некоторых операций отсутствует либо описана кратко:</text:span></text:p>
      <text:h text:style-name="Heading_20_4" text:outline-level="4"><text:bookmark-start text:name="__RefHeading___Toc2355_1624895549"/><text:span text:style-name="T71">2.3.3.</text:span><text:span text:style-name="T131">1</text:span><text:span text:style-name="T71"> Реализация операци</text:span><text:span text:style-name="T131">и «Where»</text:span><text:bookmark-end text:name="__RefHeading___Toc2355_1624895549"/></text:h>
      <text:p text:style-name="P97"><text:span text:style-name="T71">Из </text:span><text:span text:style-name="T10">выражения</text:span><text:span text:style-name="T71"> (параметр конструктора экземпляра класса «Where») составляется предикат, по которому фильтруется поток данных. В случае, если предикат зависит от текущего потока данных (в </text:span><text:span text:style-name="T10">выражении</text:span><text:span text:style-name="T71"> есть ссылка на текущую колонку данных), предикат создается для каждого элемента потока.</text:span></text:p>
      <text:h text:style-name="Heading_20_4" text:outline-level="4"><text:bookmark-start text:name="__RefHeading___Toc2357_1624895549"/>2.3.3.<text:span text:style-name="T196">2</text:span> Реализация операции «Join»<text:bookmark-end text:name="__RefHeading___Toc2357_1624895549"/></text:h>
      <text:p text:style-name="P97">В первую очередь вычисляется сочленяемая таблица <text:span text:style-name="T195">с помощью </text:span><text:span text:style-name="T62">обработчика запросов</text:span><text:span text:style-name="T132">. После чего, как и в случае с операцией «Where», создается предикат из выражения. Предикат применяется к потоку данных, </text:span><text:soft-page-break/><text:span text:style-name="T132">полученному в результате конкретной реализации стратегии сочленения данных: «loop», «hash», «merge».</text:span></text:p>
      <text:list xml:id="list1831640408" text:style-name="L3">
        <text:list-item>
          <text:p text:style-name="P125"><text:span text:style-name="T71">Loop — поток данных образуется в следствии цикла </text:span><text:span text:style-name="T133">(ленивость сохраняется для двух потоков)</text:span><text:span text:style-name="T71">.</text:span></text:p>
        </text:list-item>
        <text:list-item>
          <text:p text:style-name="P125">Hash — строится <text:span text:style-name="T10">хеш-таблица</text:span> для текущего потока (убивает ленивость), поток данных сочленяемой таблицы обрабатывается лениво. <text:span text:style-name="T196">Учитываются </text:span><text:span text:style-name="T63">индексы</text:span><text:span text:style-name="T133">.</text:span></text:p>
        </text:list-item>
        <text:list-item>
          <text:p text:style-name="P126">Merge — <text:span text:style-name="T196">сортируются оба потока (убивает ленивость двух потоков).</text:span> <text:span text:style-name="T196">Учитываются </text:span><text:span text:style-name="T63">индексы</text:span><text:span text:style-name="T133">.</text:span></text:p>
          <text:list>
            <text:list-header>
              <text:p text:style-name="P127"><text:span text:style-name="T133">Полученный поток </text:span><text:span text:style-name="T63">строк данных</text:span><text:span text:style-name="T133"> фильтруется предикатом, и дополняется в зависимости от типа операции «Join»: Full, Inner, Left, Right.</text:span></text:p>
            </text:list-header>
          </text:list>
        </text:list-item>
      </text:list>
      <text:h text:style-name="P120" text:outline-level="4"><text:bookmark-start text:name="__RefHeading___Toc2359_1624895549"/>2.3.3.<text:span text:style-name="T196">3</text:span> Реализация операци<text:span text:style-name="T196">и</text:span> «OrderBy»<text:bookmark-end text:name="__RefHeading___Toc2359_1624895549"/></text:h>
      <text:p text:style-name="P128">Поток данных фильтруется в соответствии с компаратором, составленным из выбранной пользователем последовательности колонок. </text:p>
      <text:h text:style-name="P120" text:outline-level="4"><text:bookmark-start text:name="__RefHeading___Toc2361_1624895549"/>2.3.3.<text:span text:style-name="T196">3</text:span> Реализация операци<text:span text:style-name="T196">и</text:span> «<text:span text:style-name="T196">Group</text:span>By»<text:bookmark-end text:name="__RefHeading___Toc2361_1624895549"/></text:h>
      <text:p text:style-name="P93"><text:span text:style-name="T196">Поток данных группируется в соответствии с составленной пользователем последовательностью кортежей типа: «колонка—функция агрегации/</text:span><text:span text:style-name="T197">выборки данных».</text:span></text:p>
      <text:p text:style-name="P98"><text:span text:style-name="T197">Ф</text:span>ункции агрегации/выборки данных <text:span text:style-name="T64">полиморфны</text:span><text:span text:style-name="T134">. </text:span><text:span text:style-name="T64">Учебный инструмент</text:span><text:span text:style-name="T134"> поддерживает следующие функции </text:span><text:span text:style-name="T71">агрегации/выборки</text:span>:</text:p>
      <text:list xml:id="list3050298259" text:style-name="L4">
        <text:list-item>
          <text:p text:style-name="P129">«Min»</text:p>
        </text:list-item>
        <text:list-item>
          <text:p text:style-name="P129">«<text:span text:style-name="T197">Max</text:span>»</text:p>
        </text:list-item>
        <text:list-item>
          <text:p text:style-name="P129">«<text:span text:style-name="T197">Sum</text:span>»</text:p>
        </text:list-item>
        <text:list-item>
          <text:p text:style-name="P129">«<text:span text:style-name="T197">Count</text:span>»</text:p>
        </text:list-item>
        <text:list-item>
          <text:p text:style-name="P130"><text:span text:style-name="T196">«</text:span><text:span text:style-name="T197">Avg</text:span><text:span text:style-name="T196">» </text:span><text:span text:style-name="T197">(среднее значение)</text:span></text:p>
        </text:list-item>
      </text:list>
      <text:h text:style-name="P115" text:outline-level="2"><text:bookmark-start text:name="__RefHeading___Toc2404_1624895549"/>2.4 Обработчик запросов/<text:span text:style-name="T198">подзапросов</text:span><text:bookmark-end text:name="__RefHeading___Toc2404_1624895549"/></text:h>
      <text:p text:style-name="P99"><text:span text:style-name="T10">План запроса</text:span> (запрос) — ключевая сущность <text:span text:style-name="T10">учебной системы</text:span><text:span text:style-name="T71">, </text:span><text:span text:style-name="T135">представляющая собой последовательность</text:span><text:span text:style-name="T71"> </text:span><text:span text:style-name="T10">операций над данными</text:span><text:span text:style-name="T71">. </text:span><text:span text:style-name="T135">Обработчик запросов — модуль, объединяющий функционал по просчитываю </text:span><text:span text:style-name="T65">запроса</text:span><text:span text:style-name="T135">, оцениванию его сложности, а также учитыванию </text:span><text:span text:style-name="T65">кеша</text:span><text:span text:style-name="T135">. </text:span></text:p>
      <text:p text:style-name="P100"><text:span text:style-name="T136">При создании пользователем </text:span><text:span text:style-name="T66">плана запроса</text:span><text:span text:style-name="T136">, посредством </text:span><text:span text:style-name="T66">клиента системы</text:span><text:span text:style-name="T136">, </text:span><text:span text:style-name="T66">запрос</text:span><text:span text:style-name="T136"> попадает о обработчик. </text:span><text:span text:style-name="T135">Результатом работы обработчика является кортеж типа «</text:span><text:span text:style-name="T65">Ленивая таблица</text:span><text:span text:style-name="T135"> / результат сложности получения этой </text:span><text:span text:style-name="T65">ленивой таблицы</text:span><text:span text:style-name="T135">». </text:span><text:span text:style-name="T136">После работы обработчика </text:span><text:span text:style-name="T66">ленивая таблица</text:span><text:span text:style-name="T136"> потребляется (переходит в обычную), только после этого процесса можно считывать корректную сложность </text:span><text:span text:style-name="T66">плана запроса</text:span><text:span text:style-name="T136"> </text:span><text:span text:style-name="T137">и возвращать </text:span><text:span text:style-name="T67">клиенту системы</text:span><text:span text:style-name="T137"> результат. </text:span></text:p>
      <text:p text:style-name="P131"><text:s/></text:p>
      <text:h text:style-name="P115" text:outline-level="2"><text:bookmark-start text:name="__RefHeading___Toc957_2256393911"/>2.<text:span text:style-name="T199">5</text:span> Значения<text:bookmark-end text:name="__RefHeading___Toc957_2256393911"/></text:h>
      <text:p text:style-name="P63"><text:span text:style-name="T173">Учебный и</text:span>нструмент поддерживает небольшое подмножество типов данных <text:span text:style-name="T173">стандарта SQL</text:span>. Это связано иррелевантностью поддержки сложных типов данных <text:span text:style-name="T173">(</text:span><text:span text:style-name="T178">например </text:span><text:span text:style-name="T173">таких как blob или ts-vector) </text:span>в рамках обучающей системы.</text:p>
      <text:p text:style-name="P64"><text:span text:style-name="T10">Значения</text:span> задаются пользователем и являются частью выражений, а также из <text:span text:style-name="T10">значений</text:span> состоят <text:span text:style-name="T10">строки данных</text:span><text:span text:style-name="T71">, формирующие </text:span><text:span text:style-name="T107">наполнение</text:span><text:span text:style-name="T71"> </text:span><text:span text:style-name="T10">таблиц</text:span><text:span text:style-name="T71">. </text:span><text:span text:style-name="T10">Значение</text:span><text:span text:style-name="T71"> — интерфейс, реализуемый конкретными типами. Благодаря </text:span><text:span text:style-name="T107">выделению</text:span><text:span text:style-name="T71"> данного интерфейса (а именно конкретизации </text:span><text:span text:style-name="T107">определенного</text:span><text:span text:style-name="T71"> подмножества </text:span><text:span text:style-name="T107">интерфейса «</text:span><text:span text:style-name="T40">выражение</text:span><text:span text:style-name="T107">»</text:span><text:span text:style-name="T71">) удалось упростить логику обработки и организации данных: в </text:span><text:span text:style-name="T10">таблицах</text:span><text:span text:style-name="T71"> присутствуют исключительно данные, а не <text:s/>логические, арифметические и другие операции над ними.</text:span></text:p>
      <text:h text:style-name="Heading_20_3" text:outline-level="3"><text:bookmark-start text:name="__RefHeading___Toc994_2256393911"/>2.<text:span text:style-name="T199">5</text:span>.1 Типы данных<text:bookmark-end text:name="__RefHeading___Toc994_2256393911"/></text:h>
      <text:p text:style-name="P64">Типы данных представлены в <text:span text:style-name="T10">учебной системе</text:span> в виде оберток над примитивными или составными типами данных языка Java. <text:span text:style-name="T174">Обертки необходимы так как они позволяют модифицировать поведение типов (что довольно удобно, </text:span><text:span text:style-name="T175">это </text:span><text:span text:style-name="T174">позволяет декомпозировать логику взаимодействия и <text:s/></text:span><text:span text:style-name="T178">следовать</text:span><text:span text:style-name="T174"> принципам </text:span><text:span text:style-name="T37">объектно ориентированного подхода программирования</text:span><text:span text:style-name="T174">). </text:span><text:span text:style-name="T175">Кроме того, именно наличие оберток позволило унаследовать поведение интерфейса «</text:span><text:span text:style-name="T38">значение</text:span><text:span text:style-name="T104">» (так как нет возможности модифицировать встроенные в язык типы данных).</text:span></text:p>
      <text:p text:style-name="P65"><text:span text:style-name="T71">Поддерживаемые </text:span><text:span text:style-name="T10">учебной системой</text:span><text:span text:style-name="T71"> типы данных:</text:span></text:p>
      <text:list xml:id="list2525580424" text:style-name="L5">
        <text:list-item>
          <text:p text:style-name="P132">NullValue</text:p>
        </text:list-item>
        <text:list-item>
          <text:p text:style-name="P132">BooleanValue</text:p>
        </text:list-item>
        <text:list-item>
          <text:p text:style-name="P132">StringValue</text:p>
        </text:list-item>
        <text:list-item>
          <text:p text:style-name="P132">IntegerNumber</text:p>
        </text:list-item>
        <text:list-item>
          <text:p text:style-name="P132">LongNumber</text:p>
        </text:list-item>
        <text:list-item>
          <text:p text:style-name="P132">FloatNumber</text:p>
        </text:list-item>
        <text:list-item>
          <text:p text:style-name="P132">DoubleNumber</text:p>
        </text:list-item>
        <text:list-item>
          <text:p text:style-name="P132">BigDecimalNumber</text:p>
        </text:list-item>
        <text:list-item>
          <text:p text:style-name="P132">TimestampValue</text:p>
        </text:list-item>
      </text:list>
      <text:h text:style-name="Heading_20_3" text:outline-level="3"><text:bookmark-start text:name="__RefHeading___Toc996_2256393911"/><text:soft-page-break/>2.<text:span text:style-name="T199">5</text:span>.2 Полиморфизм типов<text:bookmark-end text:name="__RefHeading___Toc996_2256393911"/></text:h>
      <text:p text:style-name="P66">Над каждым типов данных задано конкретное множество операций <text:span text:style-name="T176">(есть ряд </text:span><text:span text:style-name="T39">операторов</text:span><text:span text:style-name="T105">, применимых только к определенным типам данных</text:span><text:span text:style-name="T106">:</text:span><text:span text:style-name="T105"> </text:span><text:span text:style-name="T106">н</text:span><text:span text:style-name="T105">апример </text:span><text:span text:style-name="T39">оператор</text:span><text:span text:style-name="T105"> «like» может быть применен только к строковым </text:span><text:span text:style-name="T39">значениям</text:span><text:span text:style-name="T176">)</text:span>. Тип операции задается соответствующим <text:span text:style-name="T10">оператором</text:span><text:span text:style-name="T71">. </text:span><text:span text:style-name="T10">Операторы</text:span><text:span text:style-name="T71"> делятся на две группы по типу: логические и арифметические, и на три группы по арности: унарные, бинарные и тернарные.</text:span></text:p>
      <text:p text:style-name="P67">Для корректной <text:span text:style-name="T177">и лаконичной </text:span>реализации взаимодействия типов, а именно применения различных операций сравнения (порядка 6 единиц в стандарте SQL), арифметических и других операций, применяется <text:span text:style-name="T177">механизм </text:span>полиморфизм<text:span text:style-name="T177">а языка Java. Все типы учебной системы реализуют интерфейс «Comparable», а также переопределяют метод «Equals», это позволяет передать большую часть работы по обработке операций над типами под ответственность языка.</text:span></text:p>
      <text:h text:style-name="P115" text:outline-level="2"><text:bookmark-start text:name="__RefHeading___Toc683_196251381"/><text:span text:style-name="T9">2.</text:span><text:span text:style-name="T199">6</text:span><text:span text:style-name="T9"> </text:span>Выражение<text:bookmark-end text:name="__RefHeading___Toc683_196251381"/></text:h>
      <text:p text:style-name="P35"><text:span text:style-name="T13">Выражение</text:span> — <text:span text:style-name="T146">одна из ключевых частей формирования запроса. Оно используется при задании некоторых </text:span><text:span text:style-name="T22">операций над </text:span><text:span text:style-name="T27">данными</text:span><text:span text:style-name="T146">, а именно, как часть </text:span><text:span text:style-name="T87">операции </text:span><text:span text:style-name="T146">фильтрации (Where) и как часть </text:span><text:span text:style-name="T87">операции</text:span><text:span text:style-name="T146"> соединения данных (Join). </text:span></text:p>
      <text:p text:style-name="P35"><text:span text:style-name="T14">Выражение</text:span><text:span text:style-name="T74"> позволяет описывать как именно необходимо манипулировать </text:span><text:span text:style-name="T14">строками данных</text:span><text:span text:style-name="T74">: корректно заданное </text:span><text:span text:style-name="T14">выражение</text:span><text:span text:style-name="T74"> позволяет ответить на вопрос: «</text:span><text:span text:style-name="T75">Подходит ли текущая строка по заданному условию?</text:span><text:span text:style-name="T74">». </text:span><text:span text:style-name="T75">Иными словами, корректное выражение </text:span><text:span text:style-name="T77">в результате</text:span><text:span text:style-name="T75"> </text:span><text:span text:style-name="T77">процесса </text:span><text:span text:style-name="T15">внедрения данных</text:span><text:span text:style-name="T77"> и процесса </text:span><text:span text:style-name="T15">просчета данных</text:span><text:span text:style-name="T77"> выдает </text:span><text:span text:style-name="T15">значение</text:span><text:span text:style-name="T77"> типа BooleanValue.</text:span></text:p>
      <text:p text:style-name="P36"><text:span text:style-name="T15">В</text:span><text:span text:style-name="T13">ыражение</text:span><text:span text:style-name="T73"> задается пользователем и хранится в виде древовидной структуры, это позволяет избавиться от необходимости добавления скобок в инструмент (порядок операций задается структурой дерева), а также упрощает обход и другие манипуляции над </text:span><text:span text:style-name="T13">выражением</text:span><text:span text:style-name="T73">. Узлы дерева строго типизированы и представляют из себя либо операции над </text:span><text:span text:style-name="T13">выражениями</text:span><text:span text:style-name="T73">, либо непосредственно </text:span><text:span text:style-name="T13">значения</text:span><text:span text:style-name="T73"> (списки значений), либо </text:span><text:span text:style-name="T13">подзапросы</text:span><text:span text:style-name="T73">. </text:span></text:p>
      <text:p text:style-name="P37"><text:span text:style-name="T73">Выражение с точки зрения реализации — интерфейс, у которого есть несколько реализаций: </text:span><text:span text:style-name="T16">значение</text:span><text:span text:style-name="T79">, унарная операция, бинарная операция, тернарная операция, список значений, подтаблица (обертка, хранящая в себе </text:span><text:span text:style-name="T19">подзапрос</text:span><text:span text:style-name="T79">, необходимая для корректной манипуляции с выражением). Такая иерархия структур данных позволяет задавать в строго типизированным виде </text:span><text:span text:style-name="T16">выражения</text:span><text:span text:style-name="T79"> любой сложности и </text:span><text:span text:style-name="T80">напоминает</text:span><text:span text:style-name="T79"> </text:span><text:span text:style-name="T80">способ </text:span><text:span text:style-name="T82">представления </text:span><text:span text:style-name="T80">выражений в промышленных реализациях стандарта SQL.</text:span></text:p>
      <text:h text:style-name="Heading_20_3" text:outline-level="3"><text:bookmark-start text:name="__RefHeading___Toc273_3727507447"/>2.<text:span text:style-name="T199">6</text:span>.1 Обработка выражений<text:bookmark-end text:name="__RefHeading___Toc273_3727507447"/></text:h>
      <text:p text:style-name="P38">Обработка <text:span text:style-name="T10">выражений</text:span><text:span text:style-name="T71"> происходит в процессе обработки соответствующей </text:span><text:span text:style-name="T21">операции </text:span><text:span text:style-name="T25">над данными</text:span><text:span text:style-name="T88"> (к которым применимо </text:span><text:span text:style-name="T21">выражение</text:span><text:span text:style-name="T88">) и заключается в прохождении </text:span><text:span text:style-name="T89">четырех</text:span><text:span text:style-name="T88"> этапов: </text:span><text:span text:style-name="T89">проверки </text:span><text:span text:style-name="T23">выражения</text:span><text:span text:style-name="T89"> на корректность, проверки </text:span><text:span text:style-name="T23">выражения</text:span><text:span text:style-name="T89"> на зависимость от контекста, внедрении данных, просчет </text:span><text:span text:style-name="T23">выражения</text:span><text:span text:style-name="T89">. </text:span></text:p>
      <text:p text:style-name="P38"><text:span text:style-name="T89">Благодаря тому, что каждая часть </text:span><text:span text:style-name="T23">выражения</text:span><text:span text:style-name="T89"> (узел дерева) также является </text:span><text:span text:style-name="T23">выражением</text:span><text:span text:style-name="T89"> (это исходит из описанной выше структуры дерева), для обработки этой структуры данных применяется шаблон проектирования «Посетитель». </text:span><text:span text:style-name="T90">Данный шаблон позволяет удобно складывать операции на стек вызовов, а также откладывать выполнение некоторых операций </text:span><text:soft-page-break/><text:span text:style-name="T90">непосредственно до необходимости их просчета, что следует принципам ленивой обработки </text:span><text:span text:style-name="T24">выражений</text:span><text:span text:style-name="T90">. </text:span><text:span text:style-name="T24">Выражения</text:span><text:span text:style-name="T90"> обрабатываются </text:span><text:span text:style-name="T24">лениво</text:span><text:span text:style-name="T90">.</text:span></text:p>
      <text:h text:style-name="Heading_20_4" text:outline-level="4"><text:bookmark-start text:name="__RefHeading___Toc273_37275074471"/><text:span text:style-name="T90">2.</text:span><text:span text:style-name="T138">6</text:span><text:span text:style-name="T90">.1</text:span><text:span text:style-name="T91">.1</text:span><text:span text:style-name="T90"> </text:span><text:span text:style-name="T91">Проверка на корректность</text:span><text:bookmark-end text:name="__RefHeading___Toc273_37275074471"/></text:h>
      <text:p text:style-name="P45"><text:span text:style-name="T71">На первом этапе обработки </text:span><text:span text:style-name="T10">выражения</text:span><text:span text:style-name="T71"> происходит проверка на корректность. Она заключается в определении типа данных, который будет получен после </text:span><text:span text:style-name="T10">просчета выражения</text:span><text:span text:style-name="T71"> </text:span><text:span text:style-name="T92">(в случае операции соединения данных «join» накладываются дополнительные условия корректности, зависящие от выбранной пользователем стратегии соединения </text:span><text:span text:style-name="T110">данных</text:span><text:span text:style-name="T92">) </text:span><text:span text:style-name="T71">и в выявлении несоответствия типов </text:span><text:span text:style-name="T10">значений</text:span><text:span text:style-name="T71">, <text:s/></text:span><text:span text:style-name="T10">операторов</text:span><text:span text:style-name="T71"> </text:span><text:span text:style-name="T92">и</text:span><text:span text:style-name="T71"> </text:span><text:span text:style-name="T26">операций</text:span><text:span text:style-name="T92">. В ходе проверки при обнаружении какого—либо несоответствия происходит соответствующее событие исключительной ситуации.</text:span></text:p>
      <text:h text:style-name="P121" text:outline-level="4"><text:bookmark-start text:name="__RefHeading___Toc273_372750744711"/><text:span text:style-name="T90">2.</text:span><text:span text:style-name="T138">6</text:span><text:span text:style-name="T90">.1</text:span><text:span text:style-name="T91">.2</text:span><text:span text:style-name="T90"> </text:span><text:span text:style-name="T91">Проверка на зависимость от контекста</text:span><text:bookmark-end text:name="__RefHeading___Toc273_372750744711"/></text:h>
      <text:p text:style-name="P47"><text:span text:style-name="T25">В</text:span><text:span text:style-name="T10">ыражения</text:span><text:span text:style-name="T71"> разделяются на несколько видов в зависимости от их отношения к текущему контексту исполнения: </text:span><text:span text:style-name="T28">контекстно-свободные</text:span><text:span text:style-name="T93">, </text:span><text:span text:style-name="T28">контекстно-зависимые</text:span><text:span text:style-name="T93">, </text:span><text:span text:style-name="T28">свободные для контекста</text:span><text:span text:style-name="T93">. На данном этапе обработки выявляется, является ли </text:span><text:span text:style-name="T28">выражение</text:span><text:span text:style-name="T93"> </text:span><text:span text:style-name="T28">свободным для контекста</text:span><text:span text:style-name="T93">. Это позволяет сократить общее количество манипуляций и следовать принципам </text:span><text:span text:style-name="T28">ленивости</text:span><text:span text:style-name="T93">: в случае, если </text:span><text:span text:style-name="T28">выражение</text:span><text:span text:style-name="T93"> не зависит от текущего контекста (иными словами, является свободным для текущего контекста), его можно просчитать единожды, а не выполнять операцию </text:span><text:span text:style-name="T28">внедрения данных</text:span><text:span text:style-name="T93"> для каждой текущей </text:span><text:span text:style-name="T28">стоки данных</text:span><text:span text:style-name="T93">. </text:span></text:p>
      <text:h text:style-name="P121" text:outline-level="4"><text:bookmark-start text:name="__RefHeading___Toc273_3727507447111"/><text:span text:style-name="T90">2.</text:span><text:span text:style-name="T138">6</text:span><text:span text:style-name="T90">.1</text:span><text:span text:style-name="T91">.3</text:span><text:span text:style-name="T90"> </text:span><text:span text:style-name="T91">Внедрение данных</text:span><text:bookmark-end text:name="__RefHeading___Toc273_3727507447111"/></text:h>
      <text:p text:style-name="P48"><text:span text:style-name="T25">В</text:span><text:span text:style-name="T10">недрение данных</text:span><text:span text:style-name="T71"> — это операция по подстановке </text:span><text:span text:style-name="T10">значений</text:span><text:span text:style-name="T71"> в специально-отведенные места в выражениях (</text:span><text:span text:style-name="T95">указывающие</text:span><text:span text:style-name="T71"> на конкретн</text:span><text:span text:style-name="T95">ые</text:span><text:span text:style-name="T71"> колонк</text:span><text:span text:style-name="T95">и</text:span><text:span text:style-name="T71"> данных). Операция внедрения данных необходима только для <text:s/></text:span><text:span text:style-name="T28">контекстно-зависимы</text:span><text:span text:style-name="T10">х</text:span><text:span text:style-name="T71"> </text:span><text:span text:style-name="T10">выражений</text:span><text:span text:style-name="T71">.</text:span></text:p>
      <text:h text:style-name="P121" text:outline-level="4"><text:bookmark-start text:name="__RefHeading___Toc273_37275074471111"/><text:span text:style-name="T90">2.</text:span><text:span text:style-name="T138">6</text:span><text:span text:style-name="T90">.1</text:span><text:span text:style-name="T91">.4</text:span><text:span text:style-name="T90"> </text:span><text:span text:style-name="T91">Вычисление выражени</text:span><text:span text:style-name="T96">й</text:span><text:bookmark-end text:name="__RefHeading___Toc273_37275074471111"/></text:h>
      <text:p text:style-name="P50"><text:span text:style-name="T30">П</text:span><text:span text:style-name="T10">росчет выражения</text:span><text:span text:style-name="T71"> может производится только при отсутствии в нем <text:s/>специально отведенных мест, указывающих на конкретные колонки данных, это достигается само по себе для </text:span><text:span text:style-name="T10">контекстно-свободных выражений</text:span><text:span text:style-name="T71"> (исходя из определения) и после стадии </text:span><text:span text:style-name="T10">внедрения данных</text:span><text:span text:style-name="T71"> для </text:span><text:span text:style-name="T10">контекстно-зависимых выражений</text:span><text:span text:style-name="T71">. </text:span></text:p>
      <text:p text:style-name="P41"/>
      <text:p text:style-name="P104"><text:soft-page-break/><text:span text:style-name="T91">В</text:span><text:span text:style-name="T71">се этапы обработки </text:span><text:span text:style-name="T10">выражений</text:span><text:span text:style-name="T71"> происходят посредством применения соответствующих реализаций «посетителей». Обработка происходит </text:span><text:span text:style-name="T10">рекурсивно</text:span><text:span text:style-name="T71">, </text:span><text:span text:style-name="T10">лениво</text:span><text:span text:style-name="T71"> и не </text:span><text:span text:style-name="T10">мутирует</text:span><text:span text:style-name="T71"> исходное пользовательское </text:span><text:span text:style-name="T10">выражение</text:span><text:span text:style-name="T71">.</text:span></text:p>
      <text:h text:style-name="P116" text:outline-level="2"><text:bookmark-start text:name="__RefHeading___Toc998_2256393911"/>2.<text:span text:style-name="T199">7</text:span> Индексирование данных<text:bookmark-end text:name="__RefHeading___Toc998_2256393911"/></text:h>
      <text:h text:style-name="P115" text:outline-level="2"><text:bookmark-start text:name="__RefHeading___Toc1000_2256393911"/>2.<text:span text:style-name="T199">8</text:span> Ленивость<text:bookmark-end text:name="__RefHeading___Toc1000_2256393911"/></text:h>
      <text:p text:style-name="P83"><text:span text:style-name="T10">Ленивость</text:span> — одно из ключевых требований, которым должна следовать <text:span text:style-name="T10">учебная система</text:span><text:span text:style-name="T71">. </text:span><text:span text:style-name="T10">Учебный инструмент</text:span><text:span text:style-name="T71"> должен напоминать работу промышленного движка базы данных, а отличительной чертой обработки реляционных данных промышленными реализациями стандарта SQL, является ленивый подход в обработке данных. </text:span><text:span text:style-name="T122">В стандарте существуют как </text:span><text:span text:style-name="T123">поддерживающие </text:span><text:span text:style-name="T54">ленивость</text:span><text:span text:style-name="T122"> </text:span><text:span text:style-name="T54">операции над данными</text:span><text:span text:style-name="T123"> </text:span><text:span text:style-name="T122">(</text:span><text:span text:style-name="T123">s</text:span><text:span text:style-name="T122">elect, where, join), так и убивающие </text:span><text:span text:style-name="T123">ее </text:span><text:span text:style-name="T122">(group by, order by).</text:span></text:p>
      <text:p text:style-name="P84"><text:span text:style-name="T55">Ленивый</text:span><text:span text:style-name="T124"> </text:span><text:span text:style-name="T190">подход в обработке данных </text:span>реализована на основе <text:span text:style-name="T10">Java Stream </text:span><text:span text:style-name="T54">Api</text:span>. Поток данных — ключевая сущность. В качестве основной сущности при реализации <text:span text:style-name="T10">операций над данными</text:span><text:span text:style-name="T71"> была создана </text:span><text:span text:style-name="T10">ленивая таблица</text:span><text:span text:style-name="T71"> — обертка над потоком данных. </text:span><text:span text:style-name="T123">Ленивость реализована на </text:span><text:span text:style-name="T124">следующий </text:span><text:span text:style-name="T123">этап</text:span><text:span text:style-name="T124">ах работы </text:span><text:span text:style-name="T56">учебной системы</text:span><text:span text:style-name="T124">:</text:span></text:p>
      <text:list xml:id="list2403693164" text:style-name="L6">
        <text:list-item>
          <text:p text:style-name="P133"><text:span text:style-name="T123">общен</text:span><text:span text:style-name="T124">ие</text:span><text:span text:style-name="T123"> с базой данных (данные подгружаются группами и только при необходимости), </text:span></text:p>
        </text:list-item>
        <text:list-item>
          <text:p text:style-name="P133"><text:span text:style-name="T124">на </text:span><text:span text:style-name="T123">этапе обработк</text:span><text:span text:style-name="T124">и </text:span><text:span text:style-name="T55">операций над данными</text:span></text:p>
        </text:list-item>
        <text:list-item>
          <text:p text:style-name="P133"><text:span text:style-name="T123">в процессе </text:span><text:span text:style-name="T54">просчета выражени</text:span><text:span text:style-name="T55">й</text:span><text:span text:style-name="T123"> </text:span><text:span text:style-name="T124">(ч</text:span><text:span text:style-name="T114">асти выражений просчитываются по мере необходимости</text:span><text:span text:style-name="T124">, </text:span><text:span text:style-name="T114">в том числе и </text:span><text:span text:style-name="T46">подзапросы</text:span><text:span text:style-name="T114"> в рамках выражений </text:span><text:span text:style-name="T124">обрабатываются </text:span><text:span text:style-name="T55">лениво</text:span><text:span text:style-name="T114">). </text:span></text:p>
        </text:list-item>
      </text:list>
      <text:h text:style-name="Heading_20_3" text:outline-level="3"><text:bookmark-start text:name="__RefHeading___Toc2226_1624895549"/><text:span text:style-name="T114">2.</text:span><text:span text:style-name="T138">8</text:span><text:span text:style-name="T71">.1 Ленивость операции сочленения данных</text:span><text:bookmark-end text:name="__RefHeading___Toc2226_1624895549"/></text:h>
      <text:p text:style-name="P85"><text:span text:style-name="T10">Операция над данными</text:span> «join» - наиболее сложная <text:span text:style-name="T191">операция</text:span> с точки зрения реализации ленивого подхода. «Join» объединяет два потока данных (две <text:span text:style-name="T10">ленивых таблицы</text:span>), причем, при необходимости (при запрашиваемом количестве строк, превышающим объем строк сочленяемой таблицы), сочленяемой поток данных применяется повторно. <text:span text:style-name="T191">Для этого используется обертка над </text:span><text:span text:style-name="T56">ленивой таблицей</text:span><text:span text:style-name="T125">, обеспечивающая возможность ее переиспользования (при потреблении данных из такой </text:span><text:span text:style-name="T56">ленивой таблицы</text:span><text:span text:style-name="T125">, данные кешируются и при попытке повторного использования этого потока, он не вычисляется снова, а достается из кеша). Наличие такой обертки необходимо, так как </text:span><text:span text:style-name="T56">Java Stream Api</text:span><text:span text:style-name="T125"> запрещает повторное потребление конкретного экземпляра потока данных.</text:span></text:p>
      <text:h text:style-name="P115" text:outline-level="2"><text:bookmark-start text:name="__RefHeading___Toc1002_2256393911"/>2.<text:span text:style-name="T199">9</text:span> <text:span text:style-name="T172">К</text:span>еширование запросов<text:bookmark-end text:name="__RefHeading___Toc1002_2256393911"/></text:h>
      <text:p text:style-name="P74"><text:span text:style-name="T10">Кеширование</text:span> <text:span text:style-name="T10">запросов</text:span><text:span text:style-name="T71">/</text:span><text:span text:style-name="T10">подзапросов</text:span><text:span text:style-name="T71">, наравне с </text:span><text:span text:style-name="T10">ленивостью</text:span><text:span text:style-name="T71"> является немаловажным требованием, выдвигаемым при планировании </text:span><text:span text:style-name="T10">учебной системы</text:span><text:span text:style-name="T71">. </text:span><text:span text:style-name="T10">Кеширование</text:span><text:span text:style-name="T71"> в </text:span><text:span text:style-name="T10">учебном инструменте</text:span><text:span text:style-name="T71"> помогает более детально разобраться в аспектах работы промышленных систем баз данных. С точки зрения </text:span><text:span text:style-name="T10">пользователя системы</text:span><text:span text:style-name="T71"> </text:span><text:span text:style-name="T10">ке</text:span><text:span text:style-name="T49">ширование</text:span><text:span text:style-name="T71"> предоставляет дополнительный способ оптимизации плана </text:span><text:span text:style-name="T10">запроса</text:span><text:span text:style-name="T117">.</text:span><text:span text:style-name="T71"> </text:span><text:span text:style-name="T117">П</text:span><text:span text:style-name="T71">ользователь может вынести определенную часть плана </text:span><text:span text:style-name="T10">запроса</text:span><text:span text:style-name="T71"> в отдельную переменную, после чего использовать эту переменную в иных местах плана </text:span><text:span text:style-name="T10">запроса</text:span><text:span text:style-name="T71">.</text:span></text:p>
      <text:p text:style-name="P74">Основной задачей <text:span text:style-name="T10">учебного инструмента</text:span><text:span text:style-name="T71"> в рамках реализации </text:span><text:span text:style-name="T10">кеширования</text:span><text:span text:style-name="T71"> </text:span><text:span text:style-name="T10">запросов</text:span><text:span text:style-name="T71">/</text:span><text:span text:style-name="T10">подзапросов</text:span><text:span text:style-name="T71"> является </text:span><text:span text:style-name="T115">процесс выявления одинаковых подпоследовательностей </text:span><text:span text:style-name="T47">операций над данными</text:span><text:span text:style-name="T115">. Отдельная </text:span><text:span text:style-name="T47">операция над данными</text:span><text:span text:style-name="T115"> </text:span><text:span text:style-name="T116">является </text:span><text:span text:style-name="T48">детерминированной</text:span><text:span text:style-name="T116">, а значит и любая последовательность </text:span><text:span text:style-name="T48">операций над данными</text:span><text:span text:style-name="T116"> приводит к </text:span><text:span text:style-name="T48">детерминированному</text:span><text:span text:style-name="T116"> результату. Предыдущее утверждение является основополагающим концептом к реализации </text:span><text:span text:style-name="T48">кеширования</text:span><text:span text:style-name="T116">, как в промышленных реализациях стандарта SQL, так и в </text:span><text:span text:style-name="T48">учебном инструменте</text:span><text:span text:style-name="T116">.</text:span></text:p>
      <text:p text:style-name="P78"><text:span text:style-name="T71">Пользователь задает </text:span><text:span text:style-name="T10">план запроса</text:span><text:span text:style-name="T71"> в виде графа: так как позволяется присваивать часть </text:span><text:span text:style-name="T10">запроса</text:span><text:span text:style-name="T71"> переменной и ссылаться в дальнейшем на эту переменную. В процессе передачи данных от </text:span><text:span text:style-name="T10">клиента системы</text:span><text:span text:style-name="T71"> в саму </text:span><text:span text:style-name="T10">учебную систему</text:span><text:span text:style-name="T71"> исходный граф преобразуется в дерево </text:span><text:span text:style-name="T10">запроса</text:span><text:span text:style-name="T71"> (в ходе процесса сериализации). </text:span><text:span text:style-name="T117">Поиск одинаковых подпоследовательностей происходит в момент исполнения </text:span><text:span text:style-name="T49">запроса</text:span><text:span text:style-name="T117"> обработчиком.</text:span></text:p>
      <text:h text:style-name="Heading_20_3" text:outline-level="3"><text:bookmark-start text:name="__RefHeading___Toc2228_1624895549"/>2.<text:span text:style-name="T199">9</text:span>.1 Реализация кеширования запросов<text:bookmark-end text:name="__RefHeading___Toc2228_1624895549"/></text:h>
      <text:p text:style-name="P79">После выполнения <text:span text:style-name="T71">обработчиком </text:span><text:span text:style-name="T10">запроса</text:span> каждой <text:span text:style-name="T10">операции над данными</text:span><text:span text:style-name="T71">, обработчик сохраняет в хеш-таблицу результат </text:span><text:span text:style-name="T118">исполнения данной операции, где ключом является полная последовательность </text:span><text:span text:style-name="T50">операций над данными​­</text:span><text:span text:style-name="T118"> (начиная с операции «From»), а значением — обертка над </text:span><text:span text:style-name="T50">ленивой таблицей</text:span><text:span text:style-name="T118">, представляющей из себя результат исполнения последовательности </text:span><text:span text:style-name="T50">операций над данными</text:span><text:span text:style-name="T118">.</text:span></text:p>
      <text:p text:style-name="P80"><text:span text:style-name="T71">При исполнении обработчиком следующей </text:span><text:span text:style-name="T10">операции над данными</text:span><text:span text:style-name="T71"> происходит проверка на присутствие в кеше результата исполнения </text:span><text:span text:style-name="T119">текущей последовательности </text:span><text:span text:style-name="T51">операций над данными</text:span><text:span text:style-name="T71">. В случае наличия такого результата, применяется он, а исполнение текущей операции пропускается.</text:span></text:p>
      <text:h text:style-name="Heading_20_3" text:outline-level="3"><text:bookmark-start text:name="__RefHeading___Toc2230_1624895549"/><text:soft-page-break/>2.<text:span text:style-name="T199">9</text:span>.2 Ленивость и кеш<text:span text:style-name="T187">и</text:span>рование<text:bookmark-end text:name="__RefHeading___Toc2230_1624895549"/></text:h>
      <text:p text:style-name="P81">Основной сложностью в реализации кеширования являлось следование принципам <text:span text:style-name="T10">ленивости</text:span> в <text:span text:style-name="T10">учебной системе</text:span><text:span text:style-name="T71">. Иными словами, одинаковая последовательность </text:span><text:span text:style-name="T10">операций над данными</text:span><text:span text:style-name="T71"> приводит к одинаковому множеству данных — не совсем верное утверждение, если учитывать </text:span><text:span text:style-name="T10">ленивый</text:span><text:span text:style-name="T71"> подход в загрузке данных.</text:span></text:p>
      <text:list xml:id="list518145426" text:style-name="L7">
        <text:list-item>
          <text:p text:style-name="P135">последовательность 1: From(a).Select(b).Where(c).Limit(1)</text:p>
        </text:list-item>
        <text:list-item>
          <text:p text:style-name="P135">последовательность 2: From(a).Select(b).Where(c).Limit(5)</text:p>
          <text:p text:style-name="P134"><text:span text:style-name="T188"><text:s/>Последовательности 1 и 2 хоть и имеют одинаковую подпоследовательность «From(a).Select(b).Where(c)», но не приводят после этой подпоследовательности </text:span><text:span text:style-name="T52">операций над данными</text:span><text:span text:style-name="T188"> к одинаковому результату (если поток строк после операции фильтрации «Where(c)» по объему больше 1).</text:span></text:p>
        </text:list-item>
      </text:list>
      <text:p text:style-name="P82"><text:tab/><text:span text:style-name="T189">Чтобы учитывать эту особенность при реализации было добавлено еще одно условие использования </text:span><text:span text:style-name="T53">закешированного</text:span><text:span text:style-name="T189"> результата </text:span><text:span text:style-name="T53">запроса</text:span><text:span text:style-name="T120">: </text:span><text:span text:style-name="T53">кеширование</text:span><text:span text:style-name="T120"> применимо только в случае, если поток данных кешируемой последовательности </text:span><text:span text:style-name="T53">операций над данными</text:span><text:span text:style-name="T120"> меньше или равен изначальному </text:span><text:span text:style-name="T121">(закешированному)</text:span><text:span text:style-name="T120"> потоку данных.</text:span></text:p>
      <text:h text:style-name="P115" text:outline-level="2"><text:bookmark-start text:name="__RefHeading___Toc1335_1340521475"/>2.<text:span text:style-name="T199">10</text:span> Оценка сложности<text:bookmark-end text:name="__RefHeading___Toc1335_1340521475"/></text:h>
      <text:p text:style-name="P101">Оценка сложности в <text:span text:style-name="T10">учебном инструменте</text:span> реализована в виде прямого просчета операций обработки данных. Сложность не имеет конкретных единиц измерения и представлена в виде числа. Алгоритм сложности просчета <text:span text:style-name="T10">планов запроса</text:span> <text:span text:style-name="T71">детерминированный </text:span><text:span text:style-name="T139">и завязан лишь на входных данных</text:span><text:span text:style-name="T71">, а значит не зависит от пользовательского окру</text:span><text:span text:style-name="T139">жения и программного обеспечения <text:s text:c="2"/>(мощности компьютера и его загруженности в конкретный момент исполнения).</text:span></text:p>
      <text:p text:style-name="P102"><text:span text:style-name="T71">Мотивация абстрагирования от конкретных единиц измерения исходит из разнообразия типов операций при исполнении </text:span><text:span text:style-name="T10">планов запросов</text:span><text:span text:style-name="T71"> <text:s/>и из нежелания перегружать конечного пользователя излишним разнообразием </text:span><text:span text:style-name="T140">этих </text:span><text:span text:style-name="T71">единиц. (</text:span><text:span text:style-name="T140">Конкретную</text:span><text:span text:style-name="T71"> единицу детерминированного измерения сложно определить, потому что непонятно, как, например, привести к единому знаменателю операцию поиска подстроки в строке «Like» и операцию по определению объема полного дополнения потока </text:span><text:span text:style-name="T10">операции над данными</text:span><text:span text:style-name="T71"> «Full Join». Сложность каждой из операций зависит от конкретной реализации стандарта SQL)</text:span><text:span text:style-name="T140">. Именно поэтому была выбрана стратегия предоставления пользователю числа, которое дает представление об асимптотической сложности плана запроса. Единое представляющее сложность число, позволяет быстро сориентироваться, а детальная древовидная визуализация сложности конкретной </text:span><text:span text:style-name="T68">операции над данными</text:span><text:span text:style-name="T140"> позволяет быстрее определить, где происходят наиболее трудозатратные вычисления.</text:span></text:p>
      <text:p text:style-name="P103"><text:span text:style-name="T140">В </text:span><text:span text:style-name="T71">рамках исполнения конкретной </text:span><text:span text:style-name="T10">операции над данными</text:span><text:span text:style-name="T71"> на поток данных навешивается счетчик, алгоритм увеличения которого напрямую зависит от типа операции. Также при подсчете сложности учитывается кеширование и сложность просчета </text:span><text:span text:style-name="T10">выражений</text:span><text:span text:style-name="T71">. Благодаря тому, что каждая операция в рамках </text:span><text:span text:style-name="T10">плана запроса</text:span><text:span text:style-name="T71"> имеет собственный инкапсулирующий <text:s/>сложность объект, возможно наиболее детальное представление пользователю полученного результата просчета сложности.</text:span></text:p>
      <text:h text:style-name="P115" text:outline-level="2"><text:bookmark-start text:name="__RefHeading___Toc1701_770649681"/><text:span text:style-name="T182">2.1</text:span><text:span text:style-name="T199">1</text:span> Обработка ошибок пользователя<text:bookmark-end text:name="__RefHeading___Toc1701_770649681"/></text:h>
      <text:p text:style-name="P71">Наличие ошибок пользователя связано с тем, что большая часть операций в <text:span text:style-name="T10">учебной системе</text:span> проходит проверку на корректность только во время исполнения <text:span text:style-name="T10">запроса</text:span><text:span text:style-name="T71">, </text:span><text:span text:style-name="T113">а некоторые некорректные состояния могут быть выявлены исключительно в рамках конкретного контекста исполнения</text:span>. Пользовательские ошибки могут быть структурными (<text:span text:style-name="T184">неправильно задан </text:span><text:span text:style-name="T43">запрос</text:span>) или семантическими (например, каждый запрос/подзапрос должен начинаться с операции «From»).</text:p>
      <text:p text:style-name="P70">Ошибки обрабатываются стандартным механизмом ловли и пробрасывания <text:span text:style-name="T186">исключительных ситуаций</text:span> <text:span text:style-name="T186">языка Java. После выявления ошибки, в унифицированном виде формируется ответ для </text:span><text:span text:style-name="T45">клиента системы,</text:span><text:span text:style-name="T113"> с как можно более понятным описанием проблемы и (если это возможно) с предложением по решению сложившейся ситуации.</text:span></text:p>
      <text:h text:style-name="Heading_20_3" text:outline-level="3"><text:bookmark-start text:name="__RefHeading___Toc1775_770649681"/>2.1<text:span text:style-name="T199">1</text:span>.1 Структурные ошибки<text:bookmark-end text:name="__RefHeading___Toc1775_770649681"/></text:h>
      <text:p text:style-name="P71">Структурные ошибки <text:span text:style-name="T184">(</text:span><text:span text:style-name="T111">неправильная структура json-объекта</text:span><text:span text:style-name="T184">) </text:span>в основном связаны с нарушением пользователем установленной модели представления данных: путем создания <text:span text:style-name="T10">клиентом системы</text:span><text:span text:style-name="T71"> неправильного объекта передачи данных. Такие ошибки </text:span><text:span text:style-name="T113">обнаружаются</text:span><text:span text:style-name="T111"> в момент десериализации объекта передачи данных </text:span><text:span text:style-name="T113">и построения внутренних моделей </text:span><text:span text:style-name="T45">учебной системы</text:span><text:span text:style-name="T113">, </text:span><text:span text:style-name="T111">еще до момента его обработки </text:span><text:span text:style-name="T45">запроса</text:span><text:span text:style-name="T111">.</text:span></text:p>
      <text:p text:style-name="P43">При выбранном архитектурном решение (разнесении клиентской части и «ядра» системы, и их взаимодействии с помощью json объекта), невозможно избежать такого рода ошибок.</text:p>
      <text:h text:style-name="Heading_20_3" text:outline-level="3"><text:bookmark-start text:name="__RefHeading___Toc1777_770649681"/>2.1<text:span text:style-name="T199">1</text:span>.2 <text:span text:style-name="T183">Семантические ошибки</text:span><text:bookmark-end text:name="__RefHeading___Toc1777_770649681"/></text:h>
      <text:p text:style-name="P73">Семантические ошибки — это ошибки связанные с конкретной предметной областью (sql запросами) <text:span text:style-name="T185">и выявляемые на этапе работы программы, зачастую зависящие от контекста </text:span><text:span text:style-name="T186">исполнения</text:span>.</text:p>
      <text:p text:style-name="P73"><text:span text:style-name="T185">Примеры подобных ошибок: операция соединения данных (join) таблиц с одинаковыми названиями — в таком случае появятся в контексте запроса колонки с одинаковыми именами, но принадлежащие разными таблицам (с точки зрения </text:span><text:span text:style-name="T44">учебной системы</text:span><text:span text:style-name="T112"> эти колонки неразличимы и такое состояние системы является некорректным. Для предотвращения подобной ситуации пользователю предлагается использовать операцию переименования</text:span><text:span text:style-name="T185">).</text:span></text:p>
      <text:p text:style-name="P72"><text:soft-page-break/>Частично избежать такого рода ошибок (переквалифицировав их из области семантических в область структурных) можно посредством внедрения сложной, перегруженной иерархии типов данных, операций и операторов. <text:span text:style-name="T185">Такой подход не очень рациональный, поскольку, во-первых, таким способом удастся избежать только часть ошибок (не зависящих от контекста исполнения), а, во-вторых, приведет к ужасной, сложно поддерживаемой иерархии типов данных.</text:span></text:p>
      <text:h text:style-name="P112" text:outline-level="1"><text:bookmark-start text:name="__RefHeading___Toc1151_1458253492"/>ЗАКЛЮЧЕНИЕ<text:bookmark-end text:name="__RefHeading___Toc1151_1458253492"/></text:h>
      <text:p text:style-name="P11"/>
      <text:h text:style-name="P112" text:outline-level="1"><text:bookmark-start text:name="__RefHeading___Toc1153_1458253492"/>ИСТОЧНИКИ<text:bookmark-end text:name="__RefHeading___Toc1153_1458253492"/></text:h>
      <text:p text:style-name="Text_20_body"/>
      <text:p text:style-name="P49">Документация Postgres</text:p>
      <text:p text:style-name="P49">Стандарт Sql</text:p>
      <text:p text:style-name="P49">Документация Java</text:p>
      <text:p text:style-name="P51">Документаци Java Stream api</text:p>
      <text:p text:style-name="P51">Документация Jackson</text:p>
      <text:p text:style-name="P51">Документация Apache Commons</text:p>
      <text:h text:style-name="P112" text:outline-level="1"><text:bookmark-start text:name="__RefHeading___Toc1155_1458253492"/>ГЛОССАРИЙ<text:bookmark-end text:name="__RefHeading___Toc1155_1458253492"/></text:h>
      <text:p text:style-name="Text_20_body"/>
      <text:p text:style-name="Text_20_body"><text:span text:style-name="T83">Выражение</text:span> — древовидная структура, позволяющая задавать <text:span text:style-name="T10">значения</text:span>, <text:span text:style-name="T69">списки значений, </text:span><text:span text:style-name="T12">подзапросы</text:span><text:span text:style-name="T69">,</text:span> ар<text:span text:style-name="T141">и</text:span>фметические операции над <text:span text:style-name="T69">ними</text:span>, <text:span text:style-name="T69">а также </text:span>ссылаться на колонку(и) из <text:span text:style-name="T10">контекста выражения</text:span><text:span text:style-name="T71"> </text:span><text:span text:style-name="T72">или текущей обрабатываемой </text:span><text:span text:style-name="T11">строки данных</text:span><text:span text:style-name="T85">.</text:span></text:p>
      <text:p text:style-name="P19"><text:span text:style-name="T71">Контекстно-свободное выражение</text:span><text:span text:style-name="T73"> — </text:span><text:span text:style-name="T142">выражение</text:span><text:span text:style-name="T73">, в котором отсутствуют ссылки </text:span><text:span text:style-name="T76">как</text:span><text:span text:style-name="T73"> </text:span><text:span text:style-name="T76">на </text:span><text:span text:style-name="T142">контекст выражения</text:span><text:span text:style-name="T73">, </text:span><text:span text:style-name="T76">так и на текущую </text:span><text:span text:style-name="T143">строку данных</text:span><text:span text:style-name="T73"> (результат просчета такого </text:span><text:span text:style-name="T142">выражения</text:span><text:span text:style-name="T73"> не зависит от контекста).</text:span></text:p>
      <text:p text:style-name="P19"><text:span text:style-name="T71">Контекстно-зависимое выражение</text:span><text:span text:style-name="T73"> — </text:span><text:span text:style-name="T142">выражение</text:span><text:span text:style-name="T73">, в котором содержатся ссылки </text:span><text:span text:style-name="T76">либо</text:span><text:span text:style-name="T73"> на </text:span><text:span text:style-name="T142">контекст выражения</text:span><text:span text:style-name="T73">, </text:span><text:span text:style-name="T76">либо на текущую <text:s/></text:span><text:span text:style-name="T143">строку данных</text:span><text:span text:style-name="T73"> <text:s/>(результат просчета такого </text:span><text:span text:style-name="T142">выражения</text:span><text:span text:style-name="T73"> зависит от контекста и может быть получен лишь после процесса </text:span><text:span text:style-name="T142">внедрения данных</text:span><text:span text:style-name="T73">).</text:span></text:p>
      <text:p text:style-name="P20"><text:span text:style-name="T86">Свободное для к</text:span><text:span text:style-name="T71">онтекст</text:span><text:span text:style-name="T86">а</text:span><text:span text:style-name="T71"> выражение</text:span><text:span text:style-name="T73"> — </text:span><text:span text:style-name="T142">выражение</text:span><text:span text:style-name="T73">, в котором </text:span><text:span text:style-name="T76">не </text:span><text:span text:style-name="T73">содержатся ссылки </text:span><text:span text:style-name="T76">на текущую <text:s/></text:span><text:span text:style-name="T143">строку данных</text:span><text:span text:style-name="T73"> <text:s/>(результат просчета такого </text:span><text:span text:style-name="T142">выражения</text:span><text:span text:style-name="T73"> </text:span><text:span text:style-name="T76">не</text:span><text:span text:style-name="T73"> зависит от </text:span><text:span text:style-name="T76">текущего </text:span><text:span text:style-name="T73">контекста, </text:span><text:span text:style-name="T76">но может зависеть от внешнего </text:span><text:span text:style-name="T78">или внутреннего</text:span><text:span text:style-name="T76"> контекста</text:span><text:span text:style-name="T73"> и может быть получен лишь после процесса внедрения данных).</text:span></text:p>
      <text:p text:style-name="P18"><text:span text:style-name="T71">Знач</text:span><text:span text:style-name="T87">е</text:span><text:span text:style-name="T71">ние</text:span><text:span text:style-name="T73"> — </text:span><text:span text:style-name="T74">экземпляр одного из поддерживаемых типов данных.</text:span></text:p>
      <text:p text:style-name="P15"><text:span text:style-name="T83">Контекст выражения</text:span> — <text:span text:style-name="T11">строка данных</text:span><text:span text:style-name="T70">, являющаяся контекстом для </text:span><text:span text:style-name="T141">выражения </text:span><text:span text:style-name="T163">(контекст ограничен рамками </text:span><text:span text:style-name="T29">запроса</text:span><text:span text:style-name="T94"> и/или </text:span><text:span text:style-name="T29">подзапроса</text:span><text:span text:style-name="T163">)</text:span><text:span text:style-name="T70">.</text:span> </text:p>
      <text:p text:style-name="P16"><text:span text:style-name="T83">Строка данных</text:span> — коллекция данных отображающая <text:span text:style-name="T141">з</text:span>апись в реляционной базе данных.</text:p>
      <text:p text:style-name="P17"><text:span text:style-name="T83">Подзапрос</text:span><text:span text:style-name="T71"> </text:span><text:span text:style-name="T101">(план подзапроса) </text:span>— последовательность операций над данными, задающаяся в рамках <text:span text:style-name="T10">выражения</text:span> и обладающая контекстом.</text:p>
      <text:p text:style-name="P17"><text:span text:style-name="T83">Запрос</text:span> <text:span text:style-name="T167">(план запроса) </text:span>— последовательность операций над <text:span text:style-name="T10">данными</text:span>.</text:p>
      <text:p text:style-name="P17"><text:span text:style-name="T83">Данные</text:span> — <text:span text:style-name="T147">поток</text:span> <text:span text:style-name="T10">строк данных</text:span>, <text:span text:style-name="T147">отображающий</text:span> множество данных из реляционной базы.</text:p>
      <text:p text:style-name="P23"><text:span text:style-name="T83">Внедрение данных</text:span> — процесс подстановки <text:span text:style-name="T10">значений</text:span> из текущей обрабатываемой <text:span text:style-name="T10">строки данных</text:span><text:span text:style-name="T71">, а также</text:span> из <text:span text:style-name="T10">контекста выражения</text:span> в <text:span text:style-name="T10">выражение</text:span>.</text:p>
      <text:p text:style-name="P21"><text:soft-page-break/><text:span text:style-name="T83">Просчет выражения</text:span><text:span text:style-name="T71"> — процесс обхода дерева </text:span>выражения<text:span text:style-name="T71">, в результате которого будет получено </text:span>значение<text:span text:style-name="T71">.</text:span></text:p>
      <text:p text:style-name="P39">Операция <text:span text:style-name="T162">над данными</text:span><text:span text:style-name="T142"> — команда обработки </text:span><text:span text:style-name="T13">данных</text:span><text:span text:style-name="T142">, производимая над </text:span><text:span text:style-name="T13">таблицей данных</text:span><text:span text:style-name="T142"> (набор </text:span><text:span text:style-name="T13">операций </text:span><text:span text:style-name="T18">над данными</text:span><text:span text:style-name="T142"> конечен. </text:span><text:span text:style-name="T144">Каждая из </text:span><text:span text:style-name="T17">операций </text:span><text:span text:style-name="T18">над данными</text:span><text:span text:style-name="T144"> является аналогом операции выборки, фильтрации, агрегации данны</text:span><text:span text:style-name="T145">х</text:span><text:span text:style-name="T144"> из стандарта SQL, либо расширяет возможности по манипуляции данными</text:span><text:span text:style-name="T142">).</text:span></text:p>
      <text:p text:style-name="P39">Таблица данных<text:span text:style-name="T142"> — внутренняя структура, инкапсулирующая </text:span><text:span text:style-name="T13">данные</text:span><text:span text:style-name="T142">, коллекцию заголовков колонок, </text:span><text:span text:style-name="T13">индексы</text:span><text:span text:style-name="T142"> и метаинформацию.</text:span></text:p>
      <text:p text:style-name="P40">Индекс<text:span text:style-name="T142"> — структура данных, применимая к </text:span><text:span text:style-name="T13">таблице данных,</text:span><text:span text:style-name="T142"> влияющая на сложность исполнения последующих </text:span><text:span text:style-name="T13">операций</text:span><text:span text:style-name="T142"> над </text:span><text:span text:style-name="T13">данными</text:span><text:span text:style-name="T142">.</text:span></text:p>
      <text:p text:style-name="P44"><text:span text:style-name="T84">Ленивые вычислени</text:span><text:span text:style-name="T155">я</text:span><text:span text:style-name="T150"> (ленивость) — стратегия вычислений, согласно которой вычисления откладываются до тех пор, пока не понадобится их результат.</text:span></text:p>
      <text:p text:style-name="P46"><text:span text:style-name="T155">О</text:span><text:span text:style-name="T154">перация над выражением</text:span><text:span text:style-name="T149"> — элемент списка (унарная операция, бинарная операция, тернарная операция), задающийся </text:span><text:span text:style-name="T160">оператором</text:span><text:span text:style-name="T149"> и соответствующим числом параметров-</text:span><text:span text:style-name="T160">выражений</text:span><text:span text:style-name="T149">.</text:span></text:p>
      <text:p text:style-name="P24"><text:span text:style-name="T156">О</text:span><text:span text:style-name="T148">ператор —</text:span><text:span text:style-name="T149"> элемент перечисления (and, between, exists, not, in, or, is null, like, equals, not equals, grater or equals, less or equals, grater, less, plus, minus, multiply, division, mod), </text:span><text:span text:style-name="T151">применимый к определенному подмножеству </text:span><text:span text:style-name="T161">значений</text:span><text:span text:style-name="T151"> и используемый в определенном подмножестве </text:span><text:span text:style-name="T161">операций над выражениями</text:span><text:span text:style-name="T151">.</text:span></text:p>
      <text:p text:style-name="P25"><text:span text:style-name="T157">Р</text:span><text:span text:style-name="T148">екурсия</text:span><text:span text:style-name="T149"> — термин в программировании, означающий вызов функцией самой себя.</text:span></text:p>
      <text:p text:style-name="P25"><text:span text:style-name="T148">Мутация</text:span><text:span text:style-name="T149"> - термин в программировании, означающий изменение состояния объекта посредством определенного интерфейса взаимодействия.</text:span></text:p>
      <text:p text:style-name="P33"><text:span text:style-name="T148">Клиент системы</text:span><text:span text:style-name="T149"> — </text:span><text:span text:style-name="T152">программа, реализованная на любой языке программирования, которая вызывает учебную систему посредством программного канала и общается с учебной системой через выделенный интерфейс взаимодействия.</text:span></text:p>
      <text:p text:style-name="P34"><text:span text:style-name="T148">П</text:span><text:span text:style-name="T158">ользовател</text:span><text:span text:style-name="T148">ь</text:span><text:span text:style-name="T158"> системы</text:span><text:span text:style-name="T152"> — </text:span></text:p>
      <text:p text:style-name="P26"><text:span text:style-name="T158">У</text:span><text:span text:style-name="T148">чебная система</text:span><text:span text:style-name="T149"> (учебный инструмент) — программа, </text:span><text:span text:style-name="T153">о разработке которой идет речь.</text:span></text:p>
      <text:p text:style-name="P27"><text:soft-page-break/><text:span text:style-name="T159">И</text:span><text:span text:style-name="T148">ндекс</text:span><text:span text:style-name="T149"> — объект, создаваемый с целью повышения производительности, поиска, фильтрации, выборки данных.</text:span></text:p>
      <text:p text:style-name="P28"><text:span text:style-name="T148">Хеш-таблица</text:span><text:span text:style-name="T149"> — структура данных, реализующая интерфейс ассоциативного массива, а именно, она позволяет хранить пары ключ-значение и выполнять три операции: операцию добавления новой пары, операцию удаления и операцию поиска по ключу.</text:span></text:p>
      <text:p text:style-name="P28"><text:span text:style-name="T148">Дерево поиска</text:span><text:span text:style-name="T149"> — структура данных для работы с упорядоченным множеством.</text:span></text:p>
      <text:p text:style-name="P29"><text:span text:style-name="T148">Битовая карта</text:span><text:span text:style-name="T149"> — набор последовательно записанных двоичных разделов, то есть последовательность битов.</text:span></text:p>
      <text:p text:style-name="P29"><text:span text:style-name="T148">Сериализация</text:span><text:span text:style-name="T149"> — процесс перевода структуры данных в последовательность байтов.</text:span></text:p>
      <text:p text:style-name="P29"><text:span text:style-name="T148">Десериализация</text:span><text:span text:style-name="T149"> — создание структуры данных из байтовой последовательности.</text:span></text:p>
      <text:p text:style-name="P30"><text:span text:style-name="T148">Объектно ориентированный подход в программировании</text:span><text:span text:style-name="T149"> — методология или стиль программирования на основе описания типов/моделей предметной области и их взаимодействия, представленных порождением из прототипов или как экземпляры классов, которые образуют иерархию наследования.</text:span></text:p>
      <text:p text:style-name="P31"><text:span text:style-name="T148">Полиморфизм</text:span><text:span text:style-name="T149"> — способность функции обрабатывать данные разных типов.</text:span></text:p>
      <text:p text:style-name="P32"><text:span text:style-name="T148">Программный канал</text:span><text:span text:style-name="T149"> — это линия связи между двумя и более процессами. Обычно прикладные программы используют программные каналы следующим образов: один процесс пишет данные в канал, а другой читает их оттуда.</text:span></text:p>
      <text:p text:style-name="P75"><text:span text:style-name="T1">Java Stream Api</text:span> — <text:s text:c="2"/>набор <text:s/>интерфейсов и реализаций этих интерфейсов, позволяющий обрабатывать данные в функциональном стиле: <text:span text:style-name="T10">лениво</text:span> и без <text:span text:style-name="T10">мутаций</text:span>.</text:p>
      <text:p text:style-name="P76"><text:span text:style-name="T1">Кеширование</text:span> — запоминание результата неких операций, с целью его последующего использования для повышения производительности модуля системы.</text:p>
      <text:p text:style-name="P77"><text:soft-page-break/><text:span text:style-name="T1">Детерминированн</text:span><text:span text:style-name="T3">ый процесс</text:span> — процесс, исход которого полностью определен алгоритмом, значениями входных переменных и начальным состоянием системы.</text:p>
      <text:h text:style-name="P112" text:outline-level="1"><text:bookmark-start text:name="__RefHeading___Toc1157_1458253492"/>ПРИЛОЖЕНИЕ<text:bookmark-end text:name="__RefHeading___Toc1157_1458253492"/></text:h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2mm" draw:rotation="0"/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lr-tb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mm" fo:margin-right="0mm" fo:margin-top="0mm" fo:margin-bottom="2.47mm" style:contextual-spacing="false" fo:line-height="115%" fo:text-align="justify" style:justify-single-word="false" fo:text-indent="12.51mm" style:auto-text-indent="false">
        <style:tab-stops/>
      </style:paragraph-properties>
      <style:text-properties fo:font-size="14p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2.5mm" style:type="center"/>
          <style:tab-stop style:position="165.01m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2.5mm" style:type="center"/>
          <style:tab-stop style:position="165.01m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2.12mm" fo:margin-bottom="2.12m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style:contextual-spacing="false" fo:text-align="center" style:justify-single-word="false">
        <style:tab-stops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Figure" style:family="paragraph" style:parent-style-name="Caption" style:class="extra"/>
    <style:style style:name="Раздел" style:family="paragraph">
      <style:paragraph-properties fo:text-align="center" style:justify-single-word="false"/>
      <style:text-properties fo:font-size="16pt"/>
    </style:style>
    <style:style style:name="Index_20_Heading" style:display-name="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65.01m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ontents_20_2" style:display-name="Contents 2" style:family="paragraph" style:parent-style-name="Index" style:class="index">
      <style:paragraph-properties fo:margin-left="4.99mm" fo:margin-right="0mm" fo:text-indent="0mm" style:auto-text-indent="false">
        <style:tab-stops>
          <style:tab-stop style:position="160.02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0mm" fo:margin-right="0mm" fo:text-indent="0mm" style:auto-text-indent="false">
        <style:tab-stops>
          <style:tab-stop style:position="155.01m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4.99mm" fo:margin-right="0mm" fo:text-indent="0mm" style:auto-text-indent="false">
        <style:tab-stops>
          <style:tab-stop style:position="150.02m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0.01mm" fo:page-height="297mm" style:num-format="1" style:print-orientation="portrait" fo:margin-top="20mm" fo:margin-bottom="20mm" fo:margin-left="30mm" fo:margin-right="14.99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9.98mm" fo:margin-left="0mm" fo:margin-right="0mm" fo:margin-top="4.99mm" fo:background-color="transparent" style:dynamic-spacing="false" draw:fill="none" draw:fill-color="#729fcf"/>
      </style:footer-style>
    </style:page-layout>
    <style:page-layout style:name="Mpm2">
      <style:page-layout-properties fo:page-width="210.01mm" fo:page-height="297mm" style:num-format="1" style:print-orientation="portrait" fo:margin-top="20mm" fo:margin-bottom="12.49mm" fo:margin-left="30mm" fo:margin-right="14.98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7.51mm" fo:margin-left="0mm" fo:margin-right="0mm" fo:margin-top="6.51m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33</text:page-number></text:p>
      </style:footer>
      <style:footer-first>
        <text:p text:style-name="MP1"><text:page-number text:select-page="current">2</text:page-number></text:p>
      </style:footer-first>
    </style:master-page>
    <style:master-page style:name="First_20_Page" style:display-name="First Page" style:page-layout-name="Mpm2" draw:style-name="Mdp1" style:next-style-name="Standard">
      <style:footer>
        <text:p text:style-name="MP2">Новосибирск 2024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3T13:16:45.604962855</meta:creation-date>
    <meta:generator>LibreOffice/7.3.7.2$Linux_X86_64 LibreOffice_project/30$Build-2</meta:generator>
    <dc:date>2024-05-12T10:46:04.792552808</dc:date>
    <meta:editing-duration>PT2H24M19S</meta:editing-duration>
    <meta:editing-cycles>29</meta:editing-cycles>
    <meta:document-statistic meta:table-count="1" meta:image-count="0" meta:object-count="0" meta:page-count="33" meta:paragraph-count="291" meta:word-count="4414" meta:character-count="35825" meta:non-whitespace-character-count="31472"/>
  </office:meta>
</office:document-meta>
</file>